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378in" svg:height="6.1213in" svg:x="6.9161in" svg:y="5.2878in">
            <draw:object draw:notify-on-update-of-ranges="Sheet1.J4:Sheet1.J22 Sheet1.S3:Sheet1.S3 Sheet1.S4:Sheet1.S22 Sheet1.T3:Sheet1.T3 Sheet1.T4:Sheet1.T22 Sheet1.U3:Sheet1.U3 Sheet1.U4:Sheet1.U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1858in" svg:height="5.5673in" svg:x="18.0335in" svg:y="5.2461in">
            <draw:object draw:notify-on-update-of-ranges="Sheet1.J4:Sheet1.J22 Sheet1.L3:Sheet1.L3 Sheet1.L4:Sheet1.L22 Sheet1.M3:Sheet1.M3 Sheet1.M4:Sheet1.M22 Sheet1.N3:Sheet1.N3 Sheet1.N4:Sheet1.N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/>
          <table:table-cell office:value-type="string">
            <text:p>delete min</text:p>
          </table:table-cell>
          <table:table-cell table:number-columns-repeated="9"/>
          <table:table-cell office:value-type="string">
            <text:p>averages</text:p>
          </table:table-cell>
          <table:table-cell table:number-columns-repeated="6"/>
          <table:table-cell office:value-type="string">
            <text:p>asymptotic</text:p>
          </table:table-cell>
          <table:table-cell table:number-columns-repeated="3"/>
          <table:table-cell office:value-type="string">
            <text:p>real times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4"/>
          <table:table-cell table:number-columns-repeated="2" office:value-type="string">
            <text:p>O(n log n)</text:p>
          </table:table-cell>
          <table:table-cell office:value-type="string">
            <text:p>O(n log log n)</text:p>
          </table:table-cell>
          <table:table-cell table:number-columns-repeated="3"/>
        </table:table-row>
        <table:table-row table:style-name="ro2">
          <table:table-cell office:value-type="string">
            <text:p>size </text:p>
          </table:table-cell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/>
          <table:table-cell office:value-type="string">
            <text:p>n log n</text:p>
          </table:table-cell>
          <table:table-cell office:value-type="string">
            <text:p>n log log n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</text:p>
          </table:table-cell>
          <table:table-cell/>
          <table:table-cell office:value-type="string">
            <text:p>Veb / fibonacci</text:p>
          </table:table-cell>
          <table:table-cell office:value-type="string">
            <text:p>Veb / binary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6857">
            <text:p>0.000026857</text:p>
          </table:table-cell>
          <table:table-cell office:value-type="float" office:value="0.00003056">
            <text:p>0.00003056</text:p>
          </table:table-cell>
          <table:table-cell office:value-type="float" office:value="0.000012238">
            <text:p>0.000012238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G4]+[.$H$2]-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2^[.I4]" office:value-type="float" office:value="64">
            <text:p>64</text:p>
          </table:table-cell>
          <table:table-cell/>
          <table:table-cell table:formula="of:=AVERAGE(INDIRECT(CONCATENATE([.L$2];[.$G4];&quot;:&quot;;[.L$2];[.$H4])))" office:value-type="float" office:value="0.0000245982">
            <text:p>2.45982E-005</text:p>
          </table:table-cell>
          <table:table-cell table:formula="of:=AVERAGE(INDIRECT(CONCATENATE([.M$2];[.$G4];&quot;:&quot;;[.M$2];[.$H4])))" office:value-type="float" office:value="0.000027173">
            <text:p>0.000027173</text:p>
          </table:table-cell>
          <table:table-cell table:formula="of:=AVERAGE(INDIRECT(CONCATENATE([.N$2];[.$G4];&quot;:&quot;;[.N$2];[.$H4])))" office:value-type="float" office:value="0.0000110742">
            <text:p>1.10742E-005</text:p>
          </table:table-cell>
          <table:table-cell/>
          <table:table-cell table:formula="of:=[.$J4] * LOG([.$J4];2)" office:value-type="float" office:value="384">
            <text:p>384</text:p>
          </table:table-cell>
          <table:table-cell table:style-name="ce2" table:formula="of:=[.$J4] * LOG(LOG([.$J4];2))" office:value-type="float" office:value="49.8016800245532">
            <text:p>50</text:p>
          </table:table-cell>
          <table:table-cell/>
          <table:table-cell table:formula="of:=[.L4]/[.P4]" office:value-type="float" office:value="0.0000000640578125">
            <text:p>6.40578125E-008</text:p>
          </table:table-cell>
          <table:table-cell table:formula="of:=[.M4]/[.P4]" office:value-type="float" office:value="0.0000000707630208333333">
            <text:p>7.07630208333333E-008</text:p>
          </table:table-cell>
          <table:table-cell table:formula="of:=[.N4]/[.Q4]" office:value-type="float" office:value="0.000000222365992362912">
            <text:p>2.22365992362912E-007</text:p>
          </table:table-cell>
          <table:table-cell/>
          <table:table-cell table:formula="of:=[.$N4]/[.L4]" office:value-type="float" office:value="0.45020367343952">
            <text:p>0.4502036734</text:p>
          </table:table-cell>
          <table:table-cell table:formula="of:=[.$N4]/[.M4]" office:value-type="float" office:value="0.407544253486917">
            <text:p>0.407544253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5297">
            <text:p>0.000025297</text:p>
          </table:table-cell>
          <table:table-cell office:value-type="float" office:value="0.000027708">
            <text:p>0.000027708</text:p>
          </table:table-cell>
          <table:table-cell office:value-type="float" office:value="0.000011092">
            <text:p>0.000011092</text:p>
          </table:table-cell>
          <table:table-cell table:number-columns-repeated="2"/>
          <table:table-cell table:style-name="ce1" table:formula="of:=[.G4]+[.$H$2]" office:value-type="float" office:value="9">
            <text:p>9</text:p>
          </table:table-cell>
          <table:table-cell table:formula="of:=[.H4]+[.$H$2]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2^[.I5]" office:value-type="float" office:value="128">
            <text:p>128</text:p>
          </table:table-cell>
          <table:table-cell/>
          <table:table-cell table:formula="of:=AVERAGE(INDIRECT(CONCATENATE([.L$2];[.$G5];&quot;:&quot;;[.L$2];[.$H5])))" office:value-type="float" office:value="0.0000485098">
            <text:p>4.85098E-005</text:p>
          </table:table-cell>
          <table:table-cell table:formula="of:=AVERAGE(INDIRECT(CONCATENATE([.M$2];[.$G5];&quot;:&quot;;[.M$2];[.$H5])))" office:value-type="float" office:value="0.0000548292">
            <text:p>5.48292E-005</text:p>
          </table:table-cell>
          <table:table-cell table:formula="of:=AVERAGE(INDIRECT(CONCATENATE([.N$2];[.$G5];&quot;:&quot;;[.N$2];[.$H5])))" office:value-type="float" office:value="0.000034767">
            <text:p>0.000034767</text:p>
          </table:table-cell>
          <table:table-cell/>
          <table:table-cell table:formula="of:=[.$J5] * LOG([.$J5];2)" office:value-type="float" office:value="896">
            <text:p>896</text:p>
          </table:table-cell>
          <table:table-cell table:style-name="ce2" table:formula="of:=[.$J5] * LOG(LOG([.$J5];2))" office:value-type="float" office:value="108.172549121825">
            <text:p>108</text:p>
          </table:table-cell>
          <table:table-cell/>
          <table:table-cell table:formula="of:=[.L5]/[.P5]" office:value-type="float" office:value="0.0000000541404017857143">
            <text:p>5.41404017857143E-008</text:p>
          </table:table-cell>
          <table:table-cell table:formula="of:=[.M5]/[.P5]" office:value-type="float" office:value="0.0000000611933035714286">
            <text:p>6.11933035714286E-008</text:p>
          </table:table-cell>
          <table:table-cell table:formula="of:=[.N5]/[.Q5]" office:value-type="float" office:value="0.000000321403168199772">
            <text:p>3.21403168199772E-007</text:p>
          </table:table-cell>
          <table:table-cell/>
          <table:table-cell table:formula="of:=[.$N5]/[.L5]" office:value-type="float" office:value="0.716700542983067">
            <text:p>0.716700543</text:p>
          </table:table-cell>
          <table:table-cell table:formula="of:=[.$N5]/[.M5]" office:value-type="float" office:value="0.634096430369219">
            <text:p>0.634096430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4176">
            <text:p>0.000024176</text:p>
          </table:table-cell>
          <table:table-cell office:value-type="float" office:value="0.000026574">
            <text:p>0.000026574</text:p>
          </table:table-cell>
          <table:table-cell office:value-type="float" office:value="0.000010696">
            <text:p>0.000010696</text:p>
          </table:table-cell>
          <table:table-cell table:number-columns-repeated="2"/>
          <table:table-cell table:style-name="ce1" table:formula="of:=[.G5]+[.$H$2]" office:value-type="float" office:value="14">
            <text:p>14</text:p>
          </table:table-cell>
          <table:table-cell table:formula="of:=[.H5]+[.$H$2]"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2^[.I6]" office:value-type="float" office:value="256">
            <text:p>256</text:p>
          </table:table-cell>
          <table:table-cell/>
          <table:table-cell table:formula="of:=AVERAGE(INDIRECT(CONCATENATE([.L$2];[.$G6];&quot;:&quot;;[.L$2];[.$H6])))" office:value-type="float" office:value="0.0001079516">
            <text:p>0.0001079516</text:p>
          </table:table-cell>
          <table:table-cell table:formula="of:=AVERAGE(INDIRECT(CONCATENATE([.M$2];[.$G6];&quot;:&quot;;[.M$2];[.$H6])))" office:value-type="float" office:value="0.0001149696">
            <text:p>0.0001149696</text:p>
          </table:table-cell>
          <table:table-cell table:formula="of:=AVERAGE(INDIRECT(CONCATENATE([.N$2];[.$G6];&quot;:&quot;;[.N$2];[.$H6])))" office:value-type="float" office:value="0.0000682782">
            <text:p>6.82782E-005</text:p>
          </table:table-cell>
          <table:table-cell/>
          <table:table-cell table:formula="of:=[.$J6] * LOG([.$J6];2)" office:value-type="float" office:value="2048">
            <text:p>2048</text:p>
          </table:table-cell>
          <table:table-cell table:style-name="ce2" table:formula="of:=[.$J6] * LOG(LOG([.$J6];2))" office:value-type="float" office:value="231.191036669938">
            <text:p>231</text:p>
          </table:table-cell>
          <table:table-cell/>
          <table:table-cell table:formula="of:=[.L6]/[.P6]" office:value-type="float" office:value="0.0000000527107421875">
            <text:p>5.27107421875E-008</text:p>
          </table:table-cell>
          <table:table-cell table:formula="of:=[.M6]/[.P6]" office:value-type="float" office:value="0.0000000561375">
            <text:p>5.61375E-008</text:p>
          </table:table-cell>
          <table:table-cell table:formula="of:=[.N6]/[.Q6]" office:value-type="float" office:value="0.000000295332383917107">
            <text:p>2.95332383917107E-007</text:p>
          </table:table-cell>
          <table:table-cell/>
          <table:table-cell table:formula="of:=[.$N6]/[.L6]" office:value-type="float" office:value="0.632489004331571">
            <text:p>0.6324890043</text:p>
          </table:table-cell>
          <table:table-cell table:formula="of:=[.$N6]/[.M6]" office:value-type="float" office:value="0.593880469271877">
            <text:p>0.593880469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3457">
            <text:p>0.000023457</text:p>
          </table:table-cell>
          <table:table-cell office:value-type="float" office:value="0.000025588">
            <text:p>0.000025588</text:p>
          </table:table-cell>
          <table:table-cell office:value-type="float" office:value="0.000010752">
            <text:p>0.000010752</text:p>
          </table:table-cell>
          <table:table-cell table:number-columns-repeated="2"/>
          <table:table-cell table:style-name="ce1" table:formula="of:=[.G6]+[.$H$2]" office:value-type="float" office:value="19">
            <text:p>19</text:p>
          </table:table-cell>
          <table:table-cell table:formula="of:=[.H6]+[.$H$2]"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2^[.I7]" office:value-type="float" office:value="512">
            <text:p>512</text:p>
          </table:table-cell>
          <table:table-cell/>
          <table:table-cell table:formula="of:=AVERAGE(INDIRECT(CONCATENATE([.L$2];[.$G7];&quot;:&quot;;[.L$2];[.$H7])))" office:value-type="float" office:value="0.00011168">
            <text:p>0.00011168</text:p>
          </table:table-cell>
          <table:table-cell table:formula="of:=AVERAGE(INDIRECT(CONCATENATE([.M$2];[.$G7];&quot;:&quot;;[.M$2];[.$H7])))" office:value-type="float" office:value="0.000124759">
            <text:p>0.000124759</text:p>
          </table:table-cell>
          <table:table-cell table:formula="of:=AVERAGE(INDIRECT(CONCATENATE([.N$2];[.$G7];&quot;:&quot;;[.N$2];[.$H7])))" office:value-type="float" office:value="0.0000503332">
            <text:p>5.03332E-005</text:p>
          </table:table-cell>
          <table:table-cell/>
          <table:table-cell table:formula="of:=[.$J7] * LOG([.$J7];2)" office:value-type="float" office:value="4608">
            <text:p>4608</text:p>
          </table:table-cell>
          <table:table-cell table:style-name="ce2" table:formula="of:=[.$J7] * LOG(LOG([.$J7];2))" office:value-type="float" office:value="488.572164832934">
            <text:p>489</text:p>
          </table:table-cell>
          <table:table-cell/>
          <table:table-cell table:formula="of:=[.L7]/[.P7]" office:value-type="float" office:value="0.0000000242361111111111">
            <text:p>2.42361111111111E-008</text:p>
          </table:table-cell>
          <table:table-cell table:formula="of:=[.M7]/[.P7]" office:value-type="float" office:value="0.0000000270744357638889">
            <text:p>2.70744357638889E-008</text:p>
          </table:table-cell>
          <table:table-cell table:formula="of:=[.N7]/[.Q7]" office:value-type="float" office:value="0.000000103021014341272">
            <text:p>0.000000103</text:p>
          </table:table-cell>
          <table:table-cell/>
          <table:table-cell table:formula="of:=[.$N7]/[.L7]" office:value-type="float" office:value="0.450691260744986">
            <text:p>0.4506912607</text:p>
          </table:table-cell>
          <table:table-cell table:formula="of:=[.$N7]/[.M7]" office:value-type="float" office:value="0.403443438950296">
            <text:p>0.40344343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23204">
            <text:p>0.000023204</text:p>
          </table:table-cell>
          <table:table-cell office:value-type="float" office:value="0.000025435">
            <text:p>0.000025435</text:p>
          </table:table-cell>
          <table:table-cell office:value-type="float" office:value="0.000010593">
            <text:p>0.000010593</text:p>
          </table:table-cell>
          <table:table-cell table:number-columns-repeated="2"/>
          <table:table-cell table:style-name="ce1" table:formula="of:=[.G7]+[.$H$2]" office:value-type="float" office:value="24">
            <text:p>24</text:p>
          </table:table-cell>
          <table:table-cell table:formula="of:=[.H7]+[.$H$2]"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2^[.I8]" office:value-type="float" office:value="1024">
            <text:p>1024</text:p>
          </table:table-cell>
          <table:table-cell/>
          <table:table-cell table:formula="of:=AVERAGE(INDIRECT(CONCATENATE([.L$2];[.$G8];&quot;:&quot;;[.L$2];[.$H8])))" office:value-type="float" office:value="0.0002279706">
            <text:p>0.0002279706</text:p>
          </table:table-cell>
          <table:table-cell table:formula="of:=AVERAGE(INDIRECT(CONCATENATE([.M$2];[.$G8];&quot;:&quot;;[.M$2];[.$H8])))" office:value-type="float" office:value="0.000197135">
            <text:p>0.000197135</text:p>
          </table:table-cell>
          <table:table-cell table:formula="of:=AVERAGE(INDIRECT(CONCATENATE([.N$2];[.$G8];&quot;:&quot;;[.N$2];[.$H8])))" office:value-type="float" office:value="0.000100576">
            <text:p>0.000100576</text:p>
          </table:table-cell>
          <table:table-cell/>
          <table:table-cell table:formula="of:=[.$J8] * LOG([.$J8];2)" office:value-type="float" office:value="10240">
            <text:p>10240</text:p>
          </table:table-cell>
          <table:table-cell table:style-name="ce2" table:formula="of:=[.$J8] * LOG(LOG([.$J8];2))" office:value-type="float" office:value="1024">
            <text:p>1024</text:p>
          </table:table-cell>
          <table:table-cell/>
          <table:table-cell table:formula="of:=[.L8]/[.P8]" office:value-type="float" office:value="0.00000002226275390625">
            <text:p>2.226275390625E-008</text:p>
          </table:table-cell>
          <table:table-cell table:formula="of:=[.M8]/[.P8]" office:value-type="float" office:value="0.00000001925146484375">
            <text:p>1.925146484375E-008</text:p>
          </table:table-cell>
          <table:table-cell table:formula="of:=[.N8]/[.Q8]" office:value-type="float" office:value="0.00000009821875">
            <text:p>9.821875E-008</text:p>
          </table:table-cell>
          <table:table-cell/>
          <table:table-cell table:formula="of:=[.$N8]/[.L8]" office:value-type="float" office:value="0.441179695978341">
            <text:p>0.441179696</text:p>
          </table:table-cell>
          <table:table-cell table:formula="of:=[.$N8]/[.M8]" office:value-type="float" office:value="0.510188449539655">
            <text:p>0.510188449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956">
            <text:p>0.00004956</text:p>
          </table:table-cell>
          <table:table-cell office:value-type="float" office:value="0.000056299">
            <text:p>0.000056299</text:p>
          </table:table-cell>
          <table:table-cell office:value-type="float" office:value="0.000035699">
            <text:p>0.000035699</text:p>
          </table:table-cell>
          <table:table-cell table:number-columns-repeated="2"/>
          <table:table-cell table:style-name="ce1" table:formula="of:=[.G8]+[.$H$2]" office:value-type="float" office:value="29">
            <text:p>29</text:p>
          </table:table-cell>
          <table:table-cell table:formula="of:=[.H8]+[.$H$2]"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2^[.I9]" office:value-type="float" office:value="2048">
            <text:p>2048</text:p>
          </table:table-cell>
          <table:table-cell/>
          <table:table-cell table:formula="of:=AVERAGE(INDIRECT(CONCATENATE([.L$2];[.$G9];&quot;:&quot;;[.L$2];[.$H9])))" office:value-type="float" office:value="0.0003728518">
            <text:p>0.0003728518</text:p>
          </table:table-cell>
          <table:table-cell table:formula="of:=AVERAGE(INDIRECT(CONCATENATE([.M$2];[.$G9];&quot;:&quot;;[.M$2];[.$H9])))" office:value-type="float" office:value="0.000381663">
            <text:p>0.000381663</text:p>
          </table:table-cell>
          <table:table-cell table:formula="of:=AVERAGE(INDIRECT(CONCATENATE([.N$2];[.$G9];&quot;:&quot;;[.N$2];[.$H9])))" office:value-type="float" office:value="0.0001875802">
            <text:p>0.0001875802</text:p>
          </table:table-cell>
          <table:table-cell/>
          <table:table-cell table:formula="of:=[.$J9] * LOG([.$J9];2)" office:value-type="float" office:value="22528">
            <text:p>22528</text:p>
          </table:table-cell>
          <table:table-cell table:style-name="ce2" table:formula="of:=[.$J9] * LOG(LOG([.$J9];2))" office:value-type="float" office:value="2132.77221920405">
            <text:p>2133</text:p>
          </table:table-cell>
          <table:table-cell/>
          <table:table-cell table:formula="of:=[.L9]/[.P9]" office:value-type="float" office:value="0.0000000165505948153409">
            <text:p>1.65505948153409E-008</text:p>
          </table:table-cell>
          <table:table-cell table:formula="of:=[.M9]/[.P9]" office:value-type="float" office:value="0.0000000169417169744318">
            <text:p>1.69417169744318E-008</text:p>
          </table:table-cell>
          <table:table-cell table:formula="of:=[.N9]/[.Q9]" office:value-type="float" office:value="0.0000000879513519123035">
            <text:p>0.000000088</text:p>
          </table:table-cell>
          <table:table-cell/>
          <table:table-cell table:formula="of:=[.$N9]/[.L9]" office:value-type="float" office:value="0.503095868117037">
            <text:p>0.5030958681</text:p>
          </table:table-cell>
          <table:table-cell table:formula="of:=[.$N9]/[.M9]" office:value-type="float" office:value="0.491481228203939">
            <text:p>0.491481228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8882">
            <text:p>0.000048882</text:p>
          </table:table-cell>
          <table:table-cell office:value-type="float" office:value="0.000055303">
            <text:p>0.000055303</text:p>
          </table:table-cell>
          <table:table-cell office:value-type="float" office:value="0.000034504">
            <text:p>0.000034504</text:p>
          </table:table-cell>
          <table:table-cell table:number-columns-repeated="2"/>
          <table:table-cell table:style-name="ce1" table:formula="of:=[.G9]+[.$H$2]" office:value-type="float" office:value="34">
            <text:p>34</text:p>
          </table:table-cell>
          <table:table-cell table:formula="of:=[.H9]+[.$H$2]"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2^[.I10]" office:value-type="float" office:value="4096">
            <text:p>4096</text:p>
          </table:table-cell>
          <table:table-cell/>
          <table:table-cell table:formula="of:=AVERAGE(INDIRECT(CONCATENATE([.L$2];[.$G10];&quot;:&quot;;[.L$2];[.$H10])))" office:value-type="float" office:value="0.0007167412">
            <text:p>0.0007167412</text:p>
          </table:table-cell>
          <table:table-cell table:formula="of:=AVERAGE(INDIRECT(CONCATENATE([.M$2];[.$G10];&quot;:&quot;;[.M$2];[.$H10])))" office:value-type="float" office:value="0.0008119222">
            <text:p>0.0008119222</text:p>
          </table:table-cell>
          <table:table-cell table:formula="of:=AVERAGE(INDIRECT(CONCATENATE([.N$2];[.$G10];&quot;:&quot;;[.N$2];[.$H10])))" office:value-type="float" office:value="0.0003690948">
            <text:p>0.0003690948</text:p>
          </table:table-cell>
          <table:table-cell/>
          <table:table-cell table:formula="of:=[.$J10] * LOG([.$J10];2)" office:value-type="float" office:value="49152">
            <text:p>49152</text:p>
          </table:table-cell>
          <table:table-cell table:style-name="ce2" table:formula="of:=[.$J10] * LOG(LOG([.$J10];2))" office:value-type="float" office:value="4420.32638381107">
            <text:p>4420</text:p>
          </table:table-cell>
          <table:table-cell/>
          <table:table-cell table:formula="of:=[.L10]/[.P10]" office:value-type="float" office:value="0.0000000145821370442708">
            <text:p>1.45821370442708E-008</text:p>
          </table:table-cell>
          <table:table-cell table:formula="of:=[.M10]/[.P10]" office:value-type="float" office:value="0.0000000165185994466146">
            <text:p>1.65185994466146E-008</text:p>
          </table:table-cell>
          <table:table-cell table:formula="of:=[.N10]/[.Q10]" office:value-type="float" office:value="0.0000000834994450526927">
            <text:p>8.34994450526927E-008</text:p>
          </table:table-cell>
          <table:table-cell/>
          <table:table-cell table:formula="of:=[.$N10]/[.L10]" office:value-type="float" office:value="0.514962443905834">
            <text:p>0.5149624439</text:p>
          </table:table-cell>
          <table:table-cell table:formula="of:=[.$N10]/[.M10]" office:value-type="float" office:value="0.454593802214055">
            <text:p>0.454593802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8031">
            <text:p>0.000048031</text:p>
          </table:table-cell>
          <table:table-cell office:value-type="float" office:value="0.000055153">
            <text:p>0.000055153</text:p>
          </table:table-cell>
          <table:table-cell office:value-type="float" office:value="0.000034664">
            <text:p>0.000034664</text:p>
          </table:table-cell>
          <table:table-cell table:number-columns-repeated="2"/>
          <table:table-cell table:style-name="ce1" table:formula="of:=[.G10]+[.$H$2]" office:value-type="float" office:value="39">
            <text:p>39</text:p>
          </table:table-cell>
          <table:table-cell table:formula="of:=[.H10]+[.$H$2]"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2^[.I11]" office:value-type="float" office:value="8192">
            <text:p>8192</text:p>
          </table:table-cell>
          <table:table-cell/>
          <table:table-cell table:formula="of:=AVERAGE(INDIRECT(CONCATENATE([.L$2];[.$G11];&quot;:&quot;;[.L$2];[.$H11])))" office:value-type="float" office:value="0.001751734">
            <text:p>0.001751734</text:p>
          </table:table-cell>
          <table:table-cell table:formula="of:=AVERAGE(INDIRECT(CONCATENATE([.M$2];[.$G11];&quot;:&quot;;[.M$2];[.$H11])))" office:value-type="float" office:value="0.001706658">
            <text:p>0.001706658</text:p>
          </table:table-cell>
          <table:table-cell table:formula="of:=AVERAGE(INDIRECT(CONCATENATE([.N$2];[.$G11];&quot;:&quot;;[.N$2];[.$H11])))" office:value-type="float" office:value="0.0007802898">
            <text:p>0.0007802898</text:p>
          </table:table-cell>
          <table:table-cell/>
          <table:table-cell table:formula="of:=[.$J11] * LOG([.$J11];2)" office:value-type="float" office:value="106496">
            <text:p>106496</text:p>
          </table:table-cell>
          <table:table-cell table:style-name="ce2" table:formula="of:=[.$J11] * LOG(LOG([.$J11];2))" office:value-type="float" office:value="9125.42394209761">
            <text:p>9125</text:p>
          </table:table-cell>
          <table:table-cell/>
          <table:table-cell table:formula="of:=[.L11]/[.P11]" office:value-type="float" office:value="0.0000000164488243689904">
            <text:p>1.64488243689904E-008</text:p>
          </table:table-cell>
          <table:table-cell table:formula="of:=[.M11]/[.P11]" office:value-type="float" office:value="0.0000000160255596454327">
            <text:p>0.000000016</text:p>
          </table:table-cell>
          <table:table-cell table:formula="of:=[.N11]/[.Q11]" office:value-type="float" office:value="0.0000000855072383432346">
            <text:p>8.55072383432346E-008</text:p>
          </table:table-cell>
          <table:table-cell/>
          <table:table-cell table:formula="of:=[.$N11]/[.L11]" office:value-type="float" office:value="0.445438519775263">
            <text:p>0.4454385198</text:p>
          </table:table-cell>
          <table:table-cell table:formula="of:=[.$N11]/[.M11]" office:value-type="float" office:value="0.457203376423396">
            <text:p>0.457203376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7958">
            <text:p>0.000047958</text:p>
          </table:table-cell>
          <table:table-cell office:value-type="float" office:value="0.000053827">
            <text:p>0.000053827</text:p>
          </table:table-cell>
          <table:table-cell office:value-type="float" office:value="0.000034333">
            <text:p>0.000034333</text:p>
          </table:table-cell>
          <table:table-cell table:number-columns-repeated="2"/>
          <table:table-cell table:style-name="ce1" table:formula="of:=[.G11]+[.$H$2]" office:value-type="float" office:value="44">
            <text:p>44</text:p>
          </table:table-cell>
          <table:table-cell table:formula="of:=[.H11]+[.$H$2]"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2^[.I12]" office:value-type="float" office:value="16384">
            <text:p>16384</text:p>
          </table:table-cell>
          <table:table-cell/>
          <table:table-cell table:formula="of:=AVERAGE(INDIRECT(CONCATENATE([.L$2];[.$G12];&quot;:&quot;;[.L$2];[.$H12])))" office:value-type="float" office:value="0.002987364">
            <text:p>0.002987364</text:p>
          </table:table-cell>
          <table:table-cell table:formula="of:=AVERAGE(INDIRECT(CONCATENATE([.M$2];[.$G12];&quot;:&quot;;[.M$2];[.$H12])))" office:value-type="float" office:value="0.003575924">
            <text:p>0.003575924</text:p>
          </table:table-cell>
          <table:table-cell table:formula="of:=AVERAGE(INDIRECT(CONCATENATE([.N$2];[.$G12];&quot;:&quot;;[.N$2];[.$H12])))" office:value-type="float" office:value="0.001545872">
            <text:p>0.001545872</text:p>
          </table:table-cell>
          <table:table-cell/>
          <table:table-cell table:formula="of:=[.$J12] * LOG([.$J12];2)" office:value-type="float" office:value="229376">
            <text:p>229376</text:p>
          </table:table-cell>
          <table:table-cell table:style-name="ce2" table:formula="of:=[.$J12] * LOG(LOG([.$J12];2))" office:value-type="float" office:value="18778.1617365523">
            <text:p>18778</text:p>
          </table:table-cell>
          <table:table-cell/>
          <table:table-cell table:formula="of:=[.L12]/[.P12]" office:value-type="float" office:value="0.0000000130238734654018">
            <text:p>0.000000013</text:p>
          </table:table-cell>
          <table:table-cell table:formula="of:=[.M12]/[.P12]" office:value-type="float" office:value="0.0000000155897914341518">
            <text:p>1.55897914341518E-008</text:p>
          </table:table-cell>
          <table:table-cell table:formula="of:=[.N12]/[.Q12]" office:value-type="float" office:value="0.0000000823228610812798">
            <text:p>8.23228610812798E-008</text:p>
          </table:table-cell>
          <table:table-cell/>
          <table:table-cell table:formula="of:=[.$N12]/[.L12]" office:value-type="float" office:value="0.517470251365418">
            <text:p>0.5174702514</text:p>
          </table:table-cell>
          <table:table-cell table:formula="of:=[.$N12]/[.M12]" office:value-type="float" office:value="0.43230001532471">
            <text:p>0.432300015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48118">
            <text:p>0.000048118</text:p>
          </table:table-cell>
          <table:table-cell office:value-type="float" office:value="0.000053564">
            <text:p>0.000053564</text:p>
          </table:table-cell>
          <table:table-cell office:value-type="float" office:value="0.000034635">
            <text:p>0.000034635</text:p>
          </table:table-cell>
          <table:table-cell table:number-columns-repeated="2"/>
          <table:table-cell table:style-name="ce1" table:formula="of:=[.G12]+[.$H$2]" office:value-type="float" office:value="49">
            <text:p>49</text:p>
          </table:table-cell>
          <table:table-cell table:formula="of:=[.H12]+[.$H$2]" office:value-type="float" office:value="53">
            <text:p>53</text:p>
          </table:table-cell>
          <table:table-cell office:value-type="float" office:value="15">
            <text:p>15</text:p>
          </table:table-cell>
          <table:table-cell table:formula="of:=2^[.I13]" office:value-type="float" office:value="32768">
            <text:p>32768</text:p>
          </table:table-cell>
          <table:table-cell/>
          <table:table-cell table:formula="of:=AVERAGE(INDIRECT(CONCATENATE([.L$2];[.$G13];&quot;:&quot;;[.L$2];[.$H13])))" office:value-type="float" office:value="0.006096414">
            <text:p>0.006096414</text:p>
          </table:table-cell>
          <table:table-cell table:formula="of:=AVERAGE(INDIRECT(CONCATENATE([.M$2];[.$G13];&quot;:&quot;;[.M$2];[.$H13])))" office:value-type="float" office:value="0.007548262">
            <text:p>0.007548262</text:p>
          </table:table-cell>
          <table:table-cell table:formula="of:=AVERAGE(INDIRECT(CONCATENATE([.N$2];[.$G13];&quot;:&quot;;[.N$2];[.$H13])))" office:value-type="float" office:value="0.004895386">
            <text:p>0.004895386</text:p>
          </table:table-cell>
          <table:table-cell/>
          <table:table-cell table:formula="of:=[.$J13] * LOG([.$J13];2)" office:value-type="float" office:value="491520">
            <text:p>491520</text:p>
          </table:table-cell>
          <table:table-cell table:style-name="ce2" table:formula="of:=[.$J13] * LOG(LOG([.$J13];2))" office:value-type="float" office:value="38538.1583767366">
            <text:p>38538</text:p>
          </table:table-cell>
          <table:table-cell/>
          <table:table-cell table:formula="of:=[.L13]/[.P13]" office:value-type="float" office:value="0.0000000124031860351562">
            <text:p>1.24031860351562E-008</text:p>
          </table:table-cell>
          <table:table-cell table:formula="of:=[.M13]/[.P13]" office:value-type="float" office:value="0.0000000153569783528646">
            <text:p>1.53569783528646E-008</text:p>
          </table:table-cell>
          <table:table-cell table:formula="of:=[.N13]/[.Q13]" office:value-type="float" office:value="0.000000127026983286131">
            <text:p>0.000000127</text:p>
          </table:table-cell>
          <table:table-cell/>
          <table:table-cell table:formula="of:=[.$N13]/[.L13]" office:value-type="float" office:value="0.802994350449297">
            <text:p>0.8029943504</text:p>
          </table:table-cell>
          <table:table-cell table:formula="of:=[.$N13]/[.M13]" office:value-type="float" office:value="0.648544790840593">
            <text:p>0.648544790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0441">
            <text:p>0.00010441</text:p>
          </table:table-cell>
          <table:table-cell office:value-type="float" office:value="0.000113906">
            <text:p>0.000113906</text:p>
          </table:table-cell>
          <table:table-cell office:value-type="float" office:value="0.000067916">
            <text:p>0.000067916</text:p>
          </table:table-cell>
          <table:table-cell table:number-columns-repeated="2"/>
          <table:table-cell table:style-name="ce1" table:formula="of:=[.G13]+[.$H$2]" office:value-type="float" office:value="54">
            <text:p>54</text:p>
          </table:table-cell>
          <table:table-cell table:formula="of:=[.H13]+[.$H$2]"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2^[.I14]" office:value-type="float" office:value="65536">
            <text:p>65536</text:p>
          </table:table-cell>
          <table:table-cell/>
          <table:table-cell table:formula="of:=AVERAGE(INDIRECT(CONCATENATE([.L$2];[.$G14];&quot;:&quot;;[.L$2];[.$H14])))" office:value-type="float" office:value="0.01650002">
            <text:p>0.01650002</text:p>
          </table:table-cell>
          <table:table-cell table:formula="of:=AVERAGE(INDIRECT(CONCATENATE([.M$2];[.$G14];&quot;:&quot;;[.M$2];[.$H14])))" office:value-type="float" office:value="0.01562392">
            <text:p>0.01562392</text:p>
          </table:table-cell>
          <table:table-cell table:formula="of:=AVERAGE(INDIRECT(CONCATENATE([.N$2];[.$G14];&quot;:&quot;;[.N$2];[.$H14])))" office:value-type="float" office:value="0.009840196">
            <text:p>0.009840196</text:p>
          </table:table-cell>
          <table:table-cell/>
          <table:table-cell table:formula="of:=[.$J14] * LOG([.$J14];2)" office:value-type="float" office:value="1048576">
            <text:p>1048576</text:p>
          </table:table-cell>
          <table:table-cell table:style-name="ce2" table:formula="of:=[.$J14] * LOG(LOG([.$J14];2))" office:value-type="float" office:value="78913.2071833387">
            <text:p>78913</text:p>
          </table:table-cell>
          <table:table-cell/>
          <table:table-cell table:formula="of:=[.L14]/[.P14]" office:value-type="float" office:value="0.0000000157356452941895">
            <text:p>1.57356452941895E-008</text:p>
          </table:table-cell>
          <table:table-cell table:formula="of:=[.M14]/[.P14]" office:value-type="float" office:value="0.0000000149001312255859">
            <text:p>1.49001312255859E-008</text:p>
          </table:table-cell>
          <table:table-cell table:formula="of:=[.N14]/[.Q14]" office:value-type="float" office:value="0.000000124696439939874">
            <text:p>1.24696439939874E-007</text:p>
          </table:table-cell>
          <table:table-cell/>
          <table:table-cell table:formula="of:=[.$N14]/[.L14]" office:value-type="float" office:value="0.596374792272979">
            <text:p>0.5963747923</text:p>
          </table:table-cell>
          <table:table-cell table:formula="of:=[.$N14]/[.M14]" office:value-type="float" office:value="0.629816076887234">
            <text:p>0.629816076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0452">
            <text:p>0.00010452</text:p>
          </table:table-cell>
          <table:table-cell office:value-type="float" office:value="0.000113657">
            <text:p>0.000113657</text:p>
          </table:table-cell>
          <table:table-cell office:value-type="float" office:value="0.000068069">
            <text:p>0.000068069</text:p>
          </table:table-cell>
          <table:table-cell table:number-columns-repeated="2"/>
          <table:table-cell table:style-name="ce1" table:formula="of:=[.G14]+[.$H$2]" office:value-type="float" office:value="59">
            <text:p>59</text:p>
          </table:table-cell>
          <table:table-cell table:formula="of:=[.H14]+[.$H$2]" office:value-type="float" office:value="63">
            <text:p>63</text:p>
          </table:table-cell>
          <table:table-cell office:value-type="float" office:value="17">
            <text:p>17</text:p>
          </table:table-cell>
          <table:table-cell table:formula="of:=2^[.I15]" office:value-type="float" office:value="131072">
            <text:p>131072</text:p>
          </table:table-cell>
          <table:table-cell/>
          <table:table-cell table:formula="of:=AVERAGE(INDIRECT(CONCATENATE([.L$2];[.$G15];&quot;:&quot;;[.L$2];[.$H15])))" office:value-type="float" office:value="0.03493626">
            <text:p>0.03493626</text:p>
          </table:table-cell>
          <table:table-cell table:formula="of:=AVERAGE(INDIRECT(CONCATENATE([.M$2];[.$G15];&quot;:&quot;;[.M$2];[.$H15])))" office:value-type="float" office:value="0.03280386">
            <text:p>0.03280386</text:p>
          </table:table-cell>
          <table:table-cell table:formula="of:=AVERAGE(INDIRECT(CONCATENATE([.N$2];[.$G15];&quot;:&quot;;[.N$2];[.$H15])))" office:value-type="float" office:value="0.01959474">
            <text:p>0.01959474</text:p>
          </table:table-cell>
          <table:table-cell/>
          <table:table-cell table:formula="of:=[.$J15] * LOG([.$J15];2)" office:value-type="float" office:value="2228224">
            <text:p>2228224</text:p>
          </table:table-cell>
          <table:table-cell table:style-name="ce2" table:formula="of:=[.$J15] * LOG(LOG([.$J15];2))" office:value-type="float" office:value="161277.401022893">
            <text:p>161277</text:p>
          </table:table-cell>
          <table:table-cell/>
          <table:table-cell table:formula="of:=[.L15]/[.P15]" office:value-type="float" office:value="0.0000000156789712344899">
            <text:p>1.56789712344899E-008</text:p>
          </table:table-cell>
          <table:table-cell table:formula="of:=[.M15]/[.P15]" office:value-type="float" office:value="0.000000014721975887523">
            <text:p>1.4721975887523E-008</text:p>
          </table:table-cell>
          <table:table-cell table:formula="of:=[.N15]/[.Q15]" office:value-type="float" office:value="0.000000121497121578854">
            <text:p>1.21497121578854E-007</text:p>
          </table:table-cell>
          <table:table-cell/>
          <table:table-cell table:formula="of:=[.$N15]/[.L15]" office:value-type="float" office:value="0.560871140757482">
            <text:p>0.5608711408</text:p>
          </table:table-cell>
          <table:table-cell table:formula="of:=[.$N15]/[.M15]" office:value-type="float" office:value="0.597330314176441">
            <text:p>0.597330314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04651">
            <text:p>0.000104651</text:p>
          </table:table-cell>
          <table:table-cell office:value-type="float" office:value="0.000117002">
            <text:p>0.000117002</text:p>
          </table:table-cell>
          <table:table-cell office:value-type="float" office:value="0.000068824">
            <text:p>0.000068824</text:p>
          </table:table-cell>
          <table:table-cell table:number-columns-repeated="2"/>
          <table:table-cell table:style-name="ce1" table:formula="of:=[.G15]+[.$H$2]" office:value-type="float" office:value="64">
            <text:p>64</text:p>
          </table:table-cell>
          <table:table-cell table:formula="of:=[.H15]+[.$H$2]" office:value-type="float" office:value="68">
            <text:p>68</text:p>
          </table:table-cell>
          <table:table-cell office:value-type="float" office:value="18">
            <text:p>18</text:p>
          </table:table-cell>
          <table:table-cell table:formula="of:=2^[.I16]" office:value-type="float" office:value="262144">
            <text:p>262144</text:p>
          </table:table-cell>
          <table:table-cell/>
          <table:table-cell table:formula="of:=AVERAGE(INDIRECT(CONCATENATE([.L$2];[.$G16];&quot;:&quot;;[.L$2];[.$H16])))" office:value-type="float" office:value="0.07296034">
            <text:p>0.07296034</text:p>
          </table:table-cell>
          <table:table-cell table:formula="of:=AVERAGE(INDIRECT(CONCATENATE([.M$2];[.$G16];&quot;:&quot;;[.M$2];[.$H16])))" office:value-type="float" office:value="0.07046048">
            <text:p>0.07046048</text:p>
          </table:table-cell>
          <table:table-cell table:formula="of:=AVERAGE(INDIRECT(CONCATENATE([.N$2];[.$G16];&quot;:&quot;;[.N$2];[.$H16])))" office:value-type="float" office:value="0.03924604">
            <text:p>0.03924604</text:p>
          </table:table-cell>
          <table:table-cell/>
          <table:table-cell table:formula="of:=[.$J16] * LOG([.$J16];2)" office:value-type="float" office:value="4718592">
            <text:p>4718592</text:p>
          </table:table-cell>
          <table:table-cell table:style-name="ce2" table:formula="of:=[.$J16] * LOG(LOG([.$J16];2))" office:value-type="float" office:value="329062.155577801">
            <text:p>329062</text:p>
          </table:table-cell>
          <table:table-cell/>
          <table:table-cell table:formula="of:=[.L16]/[.P16]" office:value-type="float" office:value="0.0000000154623116387261">
            <text:p>1.54623116387261E-008</text:p>
          </table:table-cell>
          <table:table-cell table:formula="of:=[.M16]/[.P16]" office:value-type="float" office:value="0.0000000149325222439236">
            <text:p>1.49325222439236E-008</text:p>
          </table:table-cell>
          <table:table-cell table:formula="of:=[.N16]/[.Q16]" office:value-type="float" office:value="0.000000119266343256908">
            <text:p>1.19266343256908E-007</text:p>
          </table:table-cell>
          <table:table-cell/>
          <table:table-cell table:formula="of:=[.$N16]/[.L16]" office:value-type="float" office:value="0.537909225751963">
            <text:p>0.5379092258</text:p>
          </table:table-cell>
          <table:table-cell table:formula="of:=[.$N16]/[.M16]" office:value-type="float" office:value="0.556993650908992">
            <text:p>0.556993650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22145">
            <text:p>0.000122145</text:p>
          </table:table-cell>
          <table:table-cell office:value-type="float" office:value="0.000115919">
            <text:p>0.000115919</text:p>
          </table:table-cell>
          <table:table-cell office:value-type="float" office:value="0.000068102">
            <text:p>0.000068102</text:p>
          </table:table-cell>
          <table:table-cell table:number-columns-repeated="2"/>
          <table:table-cell table:style-name="ce1" table:formula="of:=[.G16]+[.$H$2]" office:value-type="float" office:value="69">
            <text:p>69</text:p>
          </table:table-cell>
          <table:table-cell table:formula="of:=[.H16]+[.$H$2]" office:value-type="float" office:value="73">
            <text:p>73</text:p>
          </table:table-cell>
          <table:table-cell office:value-type="float" office:value="19">
            <text:p>19</text:p>
          </table:table-cell>
          <table:table-cell table:formula="of:=2^[.I17]" office:value-type="float" office:value="524288">
            <text:p>524288</text:p>
          </table:table-cell>
          <table:table-cell/>
          <table:table-cell table:formula="of:=AVERAGE(INDIRECT(CONCATENATE([.L$2];[.$G17];&quot;:&quot;;[.L$2];[.$H17])))" office:value-type="float" office:value="0.1483316">
            <text:p>0.1483316</text:p>
          </table:table-cell>
          <table:table-cell table:formula="of:=AVERAGE(INDIRECT(CONCATENATE([.M$2];[.$G17];&quot;:&quot;;[.M$2];[.$H17])))" office:value-type="float" office:value="0.146545">
            <text:p>0.146545</text:p>
          </table:table-cell>
          <table:table-cell table:formula="of:=AVERAGE(INDIRECT(CONCATENATE([.N$2];[.$G17];&quot;:&quot;;[.N$2];[.$H17])))" office:value-type="float" office:value="0.07766276">
            <text:p>0.07766276</text:p>
          </table:table-cell>
          <table:table-cell/>
          <table:table-cell table:formula="of:=[.$J17] * LOG([.$J17];2)" office:value-type="float" office:value="9961472">
            <text:p>9961472</text:p>
          </table:table-cell>
          <table:table-cell table:style-name="ce2" table:formula="of:=[.$J17] * LOG(LOG([.$J17];2))" office:value-type="float" office:value="670435.167936357">
            <text:p>670435</text:p>
          </table:table-cell>
          <table:table-cell/>
          <table:table-cell table:formula="of:=[.L17]/[.P17]" office:value-type="float" office:value="0.000000014890530234889">
            <text:p>1.4890530234889E-008</text:p>
          </table:table-cell>
          <table:table-cell table:formula="of:=[.M17]/[.P17]" office:value-type="float" office:value="0.0000000147111792313425">
            <text:p>1.47111792313425E-008</text:p>
          </table:table-cell>
          <table:table-cell table:formula="of:=[.N17]/[.Q17]" office:value-type="float" office:value="0.000000115839329012306">
            <text:p>1.15839329012306E-007</text:p>
          </table:table-cell>
          <table:table-cell/>
          <table:table-cell table:formula="of:=[.$N17]/[.L17]" office:value-type="float" office:value="0.523575286722452">
            <text:p>0.5235752867</text:p>
          </table:table-cell>
          <table:table-cell table:formula="of:=[.$N17]/[.M17]" office:value-type="float" office:value="0.52995844279914">
            <text:p>0.529958442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104032">
            <text:p>0.000104032</text:p>
          </table:table-cell>
          <table:table-cell office:value-type="float" office:value="0.000114364">
            <text:p>0.000114364</text:p>
          </table:table-cell>
          <table:table-cell office:value-type="float" office:value="0.00006848">
            <text:p>0.00006848</text:p>
          </table:table-cell>
          <table:table-cell table:number-columns-repeated="2"/>
          <table:table-cell table:style-name="ce1" table:formula="of:=[.G17]+[.$H$2]" office:value-type="float" office:value="74">
            <text:p>74</text:p>
          </table:table-cell>
          <table:table-cell table:formula="of:=[.H17]+[.$H$2]" office:value-type="float" office:value="78">
            <text:p>78</text:p>
          </table:table-cell>
          <table:table-cell office:value-type="float" office:value="20">
            <text:p>20</text:p>
          </table:table-cell>
          <table:table-cell table:formula="of:=2^[.I18]" office:value-type="float" office:value="1048576">
            <text:p>1048576</text:p>
          </table:table-cell>
          <table:table-cell/>
          <table:table-cell table:formula="of:=AVERAGE(INDIRECT(CONCATENATE([.L$2];[.$G18];&quot;:&quot;;[.L$2];[.$H18])))" office:value-type="float" office:value="0.3001834">
            <text:p>0.3001834</text:p>
          </table:table-cell>
          <table:table-cell table:formula="of:=AVERAGE(INDIRECT(CONCATENATE([.M$2];[.$G18];&quot;:&quot;;[.M$2];[.$H18])))" office:value-type="float" office:value="0.308646">
            <text:p>0.308646</text:p>
          </table:table-cell>
          <table:table-cell table:formula="of:=AVERAGE(INDIRECT(CONCATENATE([.N$2];[.$G18];&quot;:&quot;;[.N$2];[.$H18])))" office:value-type="float" office:value="0.15568">
            <text:p>0.15568</text:p>
          </table:table-cell>
          <table:table-cell/>
          <table:table-cell table:formula="of:=[.$J18] * LOG([.$J18];2)" office:value-type="float" office:value="20971520">
            <text:p>20971520</text:p>
          </table:table-cell>
          <table:table-cell table:style-name="ce2" table:formula="of:=[.$J18] * LOG(LOG([.$J18];2))" office:value-type="float" office:value="1364228.82873335">
            <text:p>1364229</text:p>
          </table:table-cell>
          <table:table-cell/>
          <table:table-cell table:formula="of:=[.L18]/[.P18]" office:value-type="float" office:value="0.0000000143138599395752">
            <text:p>1.43138599395752E-008</text:p>
          </table:table-cell>
          <table:table-cell table:formula="of:=[.M18]/[.P18]" office:value-type="float" office:value="0.0000000147173881530762">
            <text:p>1.47173881530762E-008</text:p>
          </table:table-cell>
          <table:table-cell table:formula="of:=[.N18]/[.Q18]" office:value-type="float" office:value="0.000000114115752959527">
            <text:p>1.14115752959527E-007</text:p>
          </table:table-cell>
          <table:table-cell/>
          <table:table-cell table:formula="of:=[.$N18]/[.L18]" office:value-type="float" office:value="0.518616285910547">
            <text:p>0.5186162859</text:p>
          </table:table-cell>
          <table:table-cell table:formula="of:=[.$N18]/[.M18]" office:value-type="float" office:value="0.50439662266804">
            <text:p>0.504396622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225299">
            <text:p>0.000225299</text:p>
          </table:table-cell>
          <table:table-cell office:value-type="float" office:value="0.00025912">
            <text:p>0.00025912</text:p>
          </table:table-cell>
          <table:table-cell office:value-type="float" office:value="0.000051689">
            <text:p>0.000051689</text:p>
          </table:table-cell>
          <table:table-cell table:number-columns-repeated="2"/>
          <table:table-cell table:style-name="ce1" table:formula="of:=[.G18]+[.$H$2]" office:value-type="float" office:value="79">
            <text:p>79</text:p>
          </table:table-cell>
          <table:table-cell table:formula="of:=[.H18]+[.$H$2]"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2^[.I19]" office:value-type="float" office:value="2097152">
            <text:p>2097152</text:p>
          </table:table-cell>
          <table:table-cell/>
          <table:table-cell table:formula="of:=AVERAGE(INDIRECT(CONCATENATE([.L$2];[.$G19];&quot;:&quot;;[.L$2];[.$H19])))" office:value-type="float" office:value="0.474359">
            <text:p>0.474359</text:p>
          </table:table-cell>
          <table:table-cell table:formula="of:=AVERAGE(INDIRECT(CONCATENATE([.M$2];[.$G19];&quot;:&quot;;[.M$2];[.$H19])))" office:value-type="float" office:value="0.6350722">
            <text:p>0.6350722</text:p>
          </table:table-cell>
          <table:table-cell table:formula="of:=AVERAGE(INDIRECT(CONCATENATE([.N$2];[.$G19];&quot;:&quot;;[.N$2];[.$H19])))" office:value-type="float" office:value="0.3112634">
            <text:p>0.3112634</text:p>
          </table:table-cell>
          <table:table-cell/>
          <table:table-cell table:formula="of:=[.$J19] * LOG([.$J19];2)" office:value-type="float" office:value="44040192">
            <text:p>44040192</text:p>
          </table:table-cell>
          <table:table-cell table:style-name="ce2" table:formula="of:=[.$J19] * LOG(LOG([.$J19];2))" office:value-type="float" office:value="2772894.83838983">
            <text:p>2772895</text:p>
          </table:table-cell>
          <table:table-cell/>
          <table:table-cell table:formula="of:=[.L19]/[.P19]" office:value-type="float" office:value="0.000000010771047501337">
            <text:p>1.0771047501337E-008</text:p>
          </table:table-cell>
          <table:table-cell table:formula="of:=[.M19]/[.P19]" office:value-type="float" office:value="0.0000000144202868143717">
            <text:p>1.44202868143717E-008</text:p>
          </table:table-cell>
          <table:table-cell table:formula="of:=[.N19]/[.Q19]" office:value-type="float" office:value="0.000000112252147355413">
            <text:p>1.12252147355413E-007</text:p>
          </table:table-cell>
          <table:table-cell/>
          <table:table-cell table:formula="of:=[.$N19]/[.L19]" office:value-type="float" office:value="0.656176861828278">
            <text:p>0.6561768618</text:p>
          </table:table-cell>
          <table:table-cell table:formula="of:=[.$N19]/[.M19]" office:value-type="float" office:value="0.490122855322592">
            <text:p>0.490122855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87196">
            <text:p>0.000087196</text:p>
          </table:table-cell>
          <table:table-cell office:value-type="float" office:value="0.000094804">
            <text:p>0.000094804</text:p>
          </table:table-cell>
          <table:table-cell office:value-type="float" office:value="0.000052061">
            <text:p>0.000052061</text:p>
          </table:table-cell>
          <table:table-cell table:number-columns-repeated="2"/>
          <table:table-cell table:style-name="ce1" table:formula="of:=[.G19]+[.$H$2]" office:value-type="float" office:value="84">
            <text:p>84</text:p>
          </table:table-cell>
          <table:table-cell table:formula="of:=[.H19]+[.$H$2]"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2^[.I20]" office:value-type="float" office:value="4194304">
            <text:p>4194304</text:p>
          </table:table-cell>
          <table:table-cell/>
          <table:table-cell table:formula="of:=AVERAGE(INDIRECT(CONCATENATE([.L$2];[.$G20];&quot;:&quot;;[.L$2];[.$H20])))" office:value-type="float" office:value="0.9616754">
            <text:p>0.9616754</text:p>
          </table:table-cell>
          <table:table-cell table:formula="of:=AVERAGE(INDIRECT(CONCATENATE([.M$2];[.$G20];&quot;:&quot;;[.M$2];[.$H20])))" office:value-type="float" office:value="1.321828">
            <text:p>1.321828</text:p>
          </table:table-cell>
          <table:table-cell table:formula="of:=AVERAGE(INDIRECT(CONCATENATE([.N$2];[.$G20];&quot;:&quot;;[.N$2];[.$H20])))" office:value-type="float" office:value="0.6230454">
            <text:p>0.6230454</text:p>
          </table:table-cell>
          <table:table-cell/>
          <table:table-cell table:formula="of:=[.$J20] * LOG([.$J20];2)" office:value-type="float" office:value="92274688">
            <text:p>92274688</text:p>
          </table:table-cell>
          <table:table-cell table:style-name="ce2" table:formula="of:=[.$J20] * LOG(LOG([.$J20];2))" office:value-type="float" office:value="5630528.8198633">
            <text:p>5630529</text:p>
          </table:table-cell>
          <table:table-cell/>
          <table:table-cell table:formula="of:=[.L20]/[.P20]" office:value-type="float" office:value="0.0000000104218764738603">
            <text:p>1.04218764738603E-008</text:p>
          </table:table-cell>
          <table:table-cell table:formula="of:=[.M20]/[.P20]" office:value-type="float" office:value="0.0000000143249251625755">
            <text:p>1.43249251625755E-008</text:p>
          </table:table-cell>
          <table:table-cell table:formula="of:=[.N20]/[.Q20]" office:value-type="float" office:value="0.000000110654863856132">
            <text:p>1.10654863856132E-007</text:p>
          </table:table-cell>
          <table:table-cell/>
          <table:table-cell table:formula="of:=[.$N20]/[.L20]" office:value-type="float" office:value="0.647874948241371">
            <text:p>0.6478749482</text:p>
          </table:table-cell>
          <table:table-cell table:formula="of:=[.$N20]/[.M20]" office:value-type="float" office:value="0.471351340719065">
            <text:p>0.471351340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8189">
            <text:p>0.00008189</text:p>
          </table:table-cell>
          <table:table-cell office:value-type="float" office:value="0.000089353">
            <text:p>0.000089353</text:p>
          </table:table-cell>
          <table:table-cell office:value-type="float" office:value="0.00004874">
            <text:p>0.00004874</text:p>
          </table:table-cell>
          <table:table-cell table:number-columns-repeated="2"/>
          <table:table-cell table:style-name="ce1" table:formula="of:=[.G20]+[.$H$2]" office:value-type="float" office:value="89">
            <text:p>89</text:p>
          </table:table-cell>
          <table:table-cell table:formula="of:=[.H20]+[.$H$2]" office:value-type="float" office:value="93">
            <text:p>93</text:p>
          </table:table-cell>
          <table:table-cell office:value-type="float" office:value="23">
            <text:p>23</text:p>
          </table:table-cell>
          <table:table-cell table:formula="of:=2^[.I21]" office:value-type="float" office:value="8388608">
            <text:p>8388608</text:p>
          </table:table-cell>
          <table:table-cell/>
          <table:table-cell table:formula="of:=AVERAGE(INDIRECT(CONCATENATE([.L$2];[.$G21];&quot;:&quot;;[.L$2];[.$H21])))" office:value-type="float" office:value="1.958564">
            <text:p>1.958564</text:p>
          </table:table-cell>
          <table:table-cell table:formula="of:=AVERAGE(INDIRECT(CONCATENATE([.M$2];[.$G21];&quot;:&quot;;[.M$2];[.$H21])))" office:value-type="float" office:value="2.769362">
            <text:p>2.769362</text:p>
          </table:table-cell>
          <table:table-cell table:formula="of:=AVERAGE(INDIRECT(CONCATENATE([.N$2];[.$G21];&quot;:&quot;;[.N$2];[.$H21])))" office:value-type="float" office:value="1.293656">
            <text:p>1.293656</text:p>
          </table:table-cell>
          <table:table-cell/>
          <table:table-cell table:formula="of:=[.$J21] * LOG([.$J21];2)" office:value-type="float" office:value="192937984">
            <text:p>192937984</text:p>
          </table:table-cell>
          <table:table-cell table:style-name="ce2" table:formula="of:=[.$J21] * LOG(LOG([.$J21];2))" office:value-type="float" office:value="11423001.0190399">
            <text:p>11423001</text:p>
          </table:table-cell>
          <table:table-cell/>
          <table:table-cell table:formula="of:=[.L21]/[.P21]" office:value-type="float" office:value="0.0000000101512618686842">
            <text:p>1.01512618686842E-008</text:p>
          </table:table-cell>
          <table:table-cell table:formula="of:=[.M21]/[.P21]" office:value-type="float" office:value="0.0000000143536381099535">
            <text:p>1.43536381099535E-008</text:p>
          </table:table-cell>
          <table:table-cell table:formula="of:=[.N21]/[.Q21]" office:value-type="float" office:value="0.000000113250099325364">
            <text:p>1.13250099325364E-007</text:p>
          </table:table-cell>
          <table:table-cell/>
          <table:table-cell table:formula="of:=[.$N21]/[.L21]" office:value-type="float" office:value="0.660512497932159">
            <text:p>0.6605124979</text:p>
          </table:table-cell>
          <table:table-cell table:formula="of:=[.$N21]/[.M21]" office:value-type="float" office:value="0.467131418716657">
            <text:p>0.467131418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82077">
            <text:p>0.000082077</text:p>
          </table:table-cell>
          <table:table-cell office:value-type="float" office:value="0.000089487">
            <text:p>0.000089487</text:p>
          </table:table-cell>
          <table:table-cell office:value-type="float" office:value="0.000048776">
            <text:p>0.000048776</text:p>
          </table:table-cell>
          <table:table-cell table:number-columns-repeated="2"/>
          <table:table-cell table:style-name="ce1" table:formula="of:=[.G21]+[.$H$2]" office:value-type="float" office:value="94">
            <text:p>94</text:p>
          </table:table-cell>
          <table:table-cell table:formula="of:=[.H21]+[.$H$2]" office:value-type="float" office:value="98">
            <text:p>98</text:p>
          </table:table-cell>
          <table:table-cell office:value-type="float" office:value="24">
            <text:p>24</text:p>
          </table:table-cell>
          <table:table-cell table:formula="of:=2^[.I22]" office:value-type="float" office:value="16777216">
            <text:p>16777216</text:p>
          </table:table-cell>
          <table:table-cell/>
          <table:table-cell table:formula="of:=AVERAGE(INDIRECT(CONCATENATE([.L$2];[.$G22];&quot;:&quot;;[.L$2];[.$H22])))" office:value-type="float" office:value="4.241426">
            <text:p>4.241426</text:p>
          </table:table-cell>
          <table:table-cell table:formula="of:=AVERAGE(INDIRECT(CONCATENATE([.M$2];[.$G22];&quot;:&quot;;[.M$2];[.$H22])))" office:value-type="float" office:value="5.762924">
            <text:p>5.762924</text:p>
          </table:table-cell>
          <table:table-cell table:formula="of:=AVERAGE(INDIRECT(CONCATENATE([.N$2];[.$G22];&quot;:&quot;;[.N$2];[.$H22])))" office:value-type="float" office:value="2.573418">
            <text:p>2.573418</text:p>
          </table:table-cell>
          <table:table-cell/>
          <table:table-cell table:formula="of:=[.$J22] * LOG([.$J22];2)" office:value-type="float" office:value="402653184">
            <text:p>402653184</text:p>
          </table:table-cell>
          <table:table-cell table:style-name="ce2" table:formula="of:=[.$J22] * LOG(LOG([.$J22];2))" office:value-type="float" office:value="23156102.1278238">
            <text:p>23156102</text:p>
          </table:table-cell>
          <table:table-cell/>
          <table:table-cell table:formula="of:=[.L22]/[.P22]" office:value-type="float" office:value="0.0000000105336954196294">
            <text:p>1.05336954196294E-008</text:p>
          </table:table-cell>
          <table:table-cell table:formula="of:=[.M22]/[.P22]" office:value-type="float" office:value="0.0000000143123765786489">
            <text:p>1.43123765786489E-008</text:p>
          </table:table-cell>
          <table:table-cell table:formula="of:=[.N22]/[.Q22]" office:value-type="float" office:value="0.000000111133470814496">
            <text:p>1.11133470814496E-007</text:p>
          </table:table-cell>
          <table:table-cell/>
          <table:table-cell table:formula="of:=[.$N22]/[.L22]" office:value-type="float" office:value="0.606734150259842">
            <text:p>0.6067341503</text:p>
          </table:table-cell>
          <table:table-cell table:formula="of:=[.$N22]/[.M22]" office:value-type="float" office:value="0.446547273571541">
            <text:p>0.446547273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81938">
            <text:p>0.000081938</text:p>
          </table:table-cell>
          <table:table-cell office:value-type="float" office:value="0.000091031">
            <text:p>0.000091031</text:p>
          </table:table-cell>
          <table:table-cell office:value-type="float" office:value="0.0000504">
            <text:p>0.0000504</text:p>
          </table:table-cell>
          <table:table-cell table:number-columns-repeated="2"/>
          <table:table-cell table:style-name="ce1"/>
          <table:table-cell table:number-columns-repeated="1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3462">
            <text:p>0.000223462</text:p>
          </table:table-cell>
          <table:table-cell office:value-type="float" office:value="0.000191768">
            <text:p>0.000191768</text:p>
          </table:table-cell>
          <table:table-cell office:value-type="float" office:value="0.000100074">
            <text:p>0.000100074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378">
            <text:p>0.00022378</text:p>
          </table:table-cell>
          <table:table-cell office:value-type="float" office:value="0.000195339">
            <text:p>0.000195339</text:p>
          </table:table-cell>
          <table:table-cell office:value-type="float" office:value="0.000105858">
            <text:p>0.000105858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43681">
            <text:p>0.000243681</text:p>
          </table:table-cell>
          <table:table-cell office:value-type="float" office:value="0.00019228">
            <text:p>0.00019228</text:p>
          </table:table-cell>
          <table:table-cell office:value-type="float" office:value="0.000099938">
            <text:p>0.000099938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3673">
            <text:p>0.000223673</text:p>
          </table:table-cell>
          <table:table-cell office:value-type="float" office:value="0.000214315">
            <text:p>0.000214315</text:p>
          </table:table-cell>
          <table:table-cell office:value-type="float" office:value="0.000100242">
            <text:p>0.000100242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225257">
            <text:p>0.000225257</text:p>
          </table:table-cell>
          <table:table-cell office:value-type="float" office:value="0.000191973">
            <text:p>0.000191973</text:p>
          </table:table-cell>
          <table:table-cell office:value-type="float" office:value="0.000096768">
            <text:p>0.000096768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475403">
            <text:p>0.000475403</text:p>
          </table:table-cell>
          <table:table-cell office:value-type="float" office:value="0.000381807">
            <text:p>0.000381807</text:p>
          </table:table-cell>
          <table:table-cell office:value-type="float" office:value="0.000184323">
            <text:p>0.000184323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34783">
            <text:p>0.00034783</text:p>
          </table:table-cell>
          <table:table-cell office:value-type="float" office:value="0.000380591">
            <text:p>0.000380591</text:p>
          </table:table-cell>
          <table:table-cell office:value-type="float" office:value="0.000194133">
            <text:p>0.000194133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347165">
            <text:p>0.000347165</text:p>
          </table:table-cell>
          <table:table-cell office:value-type="float" office:value="0.00038433">
            <text:p>0.00038433</text:p>
          </table:table-cell>
          <table:table-cell office:value-type="float" office:value="0.000184651">
            <text:p>0.00018465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346849">
            <text:p>0.000346849</text:p>
          </table:table-cell>
          <table:table-cell office:value-type="float" office:value="0.000380648">
            <text:p>0.000380648</text:p>
          </table:table-cell>
          <table:table-cell office:value-type="float" office:value="0.000185004">
            <text:p>0.000185004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347012">
            <text:p>0.000347012</text:p>
          </table:table-cell>
          <table:table-cell office:value-type="float" office:value="0.000380939">
            <text:p>0.000380939</text:p>
          </table:table-cell>
          <table:table-cell office:value-type="float" office:value="0.00018979">
            <text:p>0.00018979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13132">
            <text:p>0.000713132</text:p>
          </table:table-cell>
          <table:table-cell office:value-type="float" office:value="0.000811411">
            <text:p>0.000811411</text:p>
          </table:table-cell>
          <table:table-cell office:value-type="float" office:value="0.000368057">
            <text:p>0.000368057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11835">
            <text:p>0.000711835</text:p>
          </table:table-cell>
          <table:table-cell office:value-type="float" office:value="0.000814734">
            <text:p>0.000814734</text:p>
          </table:table-cell>
          <table:table-cell office:value-type="float" office:value="0.00037767">
            <text:p>0.00037767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32122">
            <text:p>0.000732122</text:p>
          </table:table-cell>
          <table:table-cell office:value-type="float" office:value="0.000812176">
            <text:p>0.000812176</text:p>
          </table:table-cell>
          <table:table-cell office:value-type="float" office:value="0.000367165">
            <text:p>0.000367165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15038">
            <text:p>0.000715038</text:p>
          </table:table-cell>
          <table:table-cell office:value-type="float" office:value="0.000810713">
            <text:p>0.000810713</text:p>
          </table:table-cell>
          <table:table-cell office:value-type="float" office:value="0.000365584">
            <text:p>0.000365584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711579">
            <text:p>0.000711579</text:p>
          </table:table-cell>
          <table:table-cell office:value-type="float" office:value="0.000810577">
            <text:p>0.000810577</text:p>
          </table:table-cell>
          <table:table-cell office:value-type="float" office:value="0.000366998">
            <text:p>0.000366998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45941">
            <text:p>0.00145941</text:p>
          </table:table-cell>
          <table:table-cell office:value-type="float" office:value="0.00168932">
            <text:p>0.00168932</text:p>
          </table:table-cell>
          <table:table-cell office:value-type="float" office:value="0.000826221">
            <text:p>0.000826221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45615">
            <text:p>0.00145615</text:p>
          </table:table-cell>
          <table:table-cell office:value-type="float" office:value="0.00177219">
            <text:p>0.00177219</text:p>
          </table:table-cell>
          <table:table-cell office:value-type="float" office:value="0.000768035">
            <text:p>0.000768035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499">
            <text:p>0.0019499</text:p>
          </table:table-cell>
          <table:table-cell office:value-type="float" office:value="0.00169811">
            <text:p>0.00169811</text:p>
          </table:table-cell>
          <table:table-cell office:value-type="float" office:value="0.000766072">
            <text:p>0.000766072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4841">
            <text:p>0.00194841</text:p>
          </table:table-cell>
          <table:table-cell office:value-type="float" office:value="0.00168869">
            <text:p>0.00168869</text:p>
          </table:table-cell>
          <table:table-cell office:value-type="float" office:value="0.0007702">
            <text:p>0.0007702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19448">
            <text:p>0.0019448</text:p>
          </table:table-cell>
          <table:table-cell office:value-type="float" office:value="0.00168498">
            <text:p>0.00168498</text:p>
          </table:table-cell>
          <table:table-cell office:value-type="float" office:value="0.000770921">
            <text:p>0.000770921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298732">
            <text:p>0.00298732</text:p>
          </table:table-cell>
          <table:table-cell office:value-type="float" office:value="0.00360346">
            <text:p>0.00360346</text:p>
          </table:table-cell>
          <table:table-cell office:value-type="float" office:value="0.0015486">
            <text:p>0.0015486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298142">
            <text:p>0.00298142</text:p>
          </table:table-cell>
          <table:table-cell office:value-type="float" office:value="0.00356578">
            <text:p>0.00356578</text:p>
          </table:table-cell>
          <table:table-cell office:value-type="float" office:value="0.00153976">
            <text:p>0.00153976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298072">
            <text:p>0.00298072</text:p>
          </table:table-cell>
          <table:table-cell office:value-type="float" office:value="0.00356065">
            <text:p>0.00356065</text:p>
          </table:table-cell>
          <table:table-cell office:value-type="float" office:value="0.00154298">
            <text:p>0.00154298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301854">
            <text:p>0.00301854</text:p>
          </table:table-cell>
          <table:table-cell office:value-type="float" office:value="0.00357165">
            <text:p>0.00357165</text:p>
          </table:table-cell>
          <table:table-cell office:value-type="float" office:value="0.00154092">
            <text:p>0.00154092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296882">
            <text:p>0.00296882</text:p>
          </table:table-cell>
          <table:table-cell office:value-type="float" office:value="0.00357808">
            <text:p>0.00357808</text:p>
          </table:table-cell>
          <table:table-cell office:value-type="float" office:value="0.0015571">
            <text:p>0.0015571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07309">
            <text:p>0.00607309</text:p>
          </table:table-cell>
          <table:table-cell office:value-type="float" office:value="0.00759123">
            <text:p>0.00759123</text:p>
          </table:table-cell>
          <table:table-cell office:value-type="float" office:value="0.00489614">
            <text:p>0.00489614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06717">
            <text:p>0.00606717</text:p>
          </table:table-cell>
          <table:table-cell office:value-type="float" office:value="0.0075028">
            <text:p>0.0075028</text:p>
          </table:table-cell>
          <table:table-cell office:value-type="float" office:value="0.00485632">
            <text:p>0.00485632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13466">
            <text:p>0.00613466</text:p>
          </table:table-cell>
          <table:table-cell office:value-type="float" office:value="0.00761176">
            <text:p>0.00761176</text:p>
          </table:table-cell>
          <table:table-cell office:value-type="float" office:value="0.00486803">
            <text:p>0.00486803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06984">
            <text:p>0.00606984</text:p>
          </table:table-cell>
          <table:table-cell office:value-type="float" office:value="0.00748226">
            <text:p>0.00748226</text:p>
          </table:table-cell>
          <table:table-cell office:value-type="float" office:value="0.00490297">
            <text:p>0.00490297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613731">
            <text:p>0.00613731</text:p>
          </table:table-cell>
          <table:table-cell office:value-type="float" office:value="0.00755326">
            <text:p>0.00755326</text:p>
          </table:table-cell>
          <table:table-cell office:value-type="float" office:value="0.00495347">
            <text:p>0.00495347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6562">
            <text:p>0.0166562</text:p>
          </table:table-cell>
          <table:table-cell office:value-type="float" office:value="0.0157298">
            <text:p>0.0157298</text:p>
          </table:table-cell>
          <table:table-cell office:value-type="float" office:value="0.00975122">
            <text:p>0.00975122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4943">
            <text:p>0.0164943</text:p>
          </table:table-cell>
          <table:table-cell office:value-type="float" office:value="0.0155841">
            <text:p>0.0155841</text:p>
          </table:table-cell>
          <table:table-cell office:value-type="float" office:value="0.00995563">
            <text:p>0.00995563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4652">
            <text:p>0.0164652</text:p>
          </table:table-cell>
          <table:table-cell office:value-type="float" office:value="0.0156054">
            <text:p>0.0156054</text:p>
          </table:table-cell>
          <table:table-cell office:value-type="float" office:value="0.00973145">
            <text:p>0.00973145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4496">
            <text:p>0.0164496</text:p>
          </table:table-cell>
          <table:table-cell office:value-type="float" office:value="0.0156208">
            <text:p>0.0156208</text:p>
          </table:table-cell>
          <table:table-cell office:value-type="float" office:value="0.00974038">
            <text:p>0.00974038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164348">
            <text:p>0.0164348</text:p>
          </table:table-cell>
          <table:table-cell office:value-type="float" office:value="0.0155795">
            <text:p>0.0155795</text:p>
          </table:table-cell>
          <table:table-cell office:value-type="float" office:value="0.0100223">
            <text:p>0.0100223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0388">
            <text:p>0.0350388</text:p>
          </table:table-cell>
          <table:table-cell office:value-type="float" office:value="0.0329034">
            <text:p>0.0329034</text:p>
          </table:table-cell>
          <table:table-cell office:value-type="float" office:value="0.0195284">
            <text:p>0.0195284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49343">
            <text:p>0.0349343</text:p>
          </table:table-cell>
          <table:table-cell office:value-type="float" office:value="0.0328815">
            <text:p>0.0328815</text:p>
          </table:table-cell>
          <table:table-cell office:value-type="float" office:value="0.0195911">
            <text:p>0.0195911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50787">
            <text:p>0.0350787</text:p>
          </table:table-cell>
          <table:table-cell office:value-type="float" office:value="0.0326756">
            <text:p>0.0326756</text:p>
          </table:table-cell>
          <table:table-cell office:value-type="float" office:value="0.0195335">
            <text:p>0.019533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47952">
            <text:p>0.0347952</text:p>
          </table:table-cell>
          <table:table-cell office:value-type="float" office:value="0.0328856">
            <text:p>0.0328856</text:p>
          </table:table-cell>
          <table:table-cell office:value-type="float" office:value="0.0196405">
            <text:p>0.019640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348343">
            <text:p>0.0348343</text:p>
          </table:table-cell>
          <table:table-cell office:value-type="float" office:value="0.0326732">
            <text:p>0.0326732</text:p>
          </table:table-cell>
          <table:table-cell office:value-type="float" office:value="0.0196802">
            <text:p>0.0196802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2301">
            <text:p>0.0732301</text:p>
          </table:table-cell>
          <table:table-cell office:value-type="float" office:value="0.0707408">
            <text:p>0.0707408</text:p>
          </table:table-cell>
          <table:table-cell office:value-type="float" office:value="0.0397763">
            <text:p>0.0397763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1102">
            <text:p>0.0731102</text:p>
          </table:table-cell>
          <table:table-cell office:value-type="float" office:value="0.070426">
            <text:p>0.070426</text:p>
          </table:table-cell>
          <table:table-cell office:value-type="float" office:value="0.039321">
            <text:p>0.039321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31549">
            <text:p>0.0731549</text:p>
          </table:table-cell>
          <table:table-cell office:value-type="float" office:value="0.0701358">
            <text:p>0.0701358</text:p>
          </table:table-cell>
          <table:table-cell office:value-type="float" office:value="0.038973">
            <text:p>0.038973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23406">
            <text:p>0.0723406</text:p>
          </table:table-cell>
          <table:table-cell office:value-type="float" office:value="0.0705748">
            <text:p>0.0705748</text:p>
          </table:table-cell>
          <table:table-cell office:value-type="float" office:value="0.0389989">
            <text:p>0.0389989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729659">
            <text:p>0.0729659</text:p>
          </table:table-cell>
          <table:table-cell office:value-type="float" office:value="0.070425">
            <text:p>0.070425</text:p>
          </table:table-cell>
          <table:table-cell office:value-type="float" office:value="0.039161">
            <text:p>0.039161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49802">
            <text:p>0.149802</text:p>
          </table:table-cell>
          <table:table-cell office:value-type="float" office:value="0.146619">
            <text:p>0.146619</text:p>
          </table:table-cell>
          <table:table-cell office:value-type="float" office:value="0.0775893">
            <text:p>0.0775893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4722">
            <text:p>0.14722</text:p>
          </table:table-cell>
          <table:table-cell office:value-type="float" office:value="0.146853">
            <text:p>0.146853</text:p>
          </table:table-cell>
          <table:table-cell office:value-type="float" office:value="0.0776959">
            <text:p>0.0776959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49054">
            <text:p>0.149054</text:p>
          </table:table-cell>
          <table:table-cell office:value-type="float" office:value="0.146158">
            <text:p>0.146158</text:p>
          </table:table-cell>
          <table:table-cell office:value-type="float" office:value="0.0777954">
            <text:p>0.0777954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47655">
            <text:p>0.147655</text:p>
          </table:table-cell>
          <table:table-cell office:value-type="float" office:value="0.146322">
            <text:p>0.146322</text:p>
          </table:table-cell>
          <table:table-cell office:value-type="float" office:value="0.0777238">
            <text:p>0.0777238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147927">
            <text:p>0.147927</text:p>
          </table:table-cell>
          <table:table-cell office:value-type="float" office:value="0.146773">
            <text:p>0.146773</text:p>
          </table:table-cell>
          <table:table-cell office:value-type="float" office:value="0.0775094">
            <text:p>0.0775094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02381">
            <text:p>0.302381</text:p>
          </table:table-cell>
          <table:table-cell office:value-type="float" office:value="0.308137">
            <text:p>0.308137</text:p>
          </table:table-cell>
          <table:table-cell office:value-type="float" office:value="0.155715">
            <text:p>0.155715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00734">
            <text:p>0.300734</text:p>
          </table:table-cell>
          <table:table-cell office:value-type="float" office:value="0.307792">
            <text:p>0.307792</text:p>
          </table:table-cell>
          <table:table-cell office:value-type="float" office:value="0.155388">
            <text:p>0.155388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297179">
            <text:p>0.297179</text:p>
          </table:table-cell>
          <table:table-cell office:value-type="float" office:value="0.308826">
            <text:p>0.308826</text:p>
          </table:table-cell>
          <table:table-cell office:value-type="float" office:value="0.15558">
            <text:p>0.15558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00383">
            <text:p>0.300383</text:p>
          </table:table-cell>
          <table:table-cell office:value-type="float" office:value="0.308159">
            <text:p>0.308159</text:p>
          </table:table-cell>
          <table:table-cell office:value-type="float" office:value="0.155778">
            <text:p>0.155778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30024">
            <text:p>0.30024</text:p>
          </table:table-cell>
          <table:table-cell office:value-type="float" office:value="0.310316">
            <text:p>0.310316</text:p>
          </table:table-cell>
          <table:table-cell office:value-type="float" office:value="0.155939">
            <text:p>0.155939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63496">
            <text:p>0.463496</text:p>
          </table:table-cell>
          <table:table-cell office:value-type="float" office:value="0.635202">
            <text:p>0.635202</text:p>
          </table:table-cell>
          <table:table-cell office:value-type="float" office:value="0.310411">
            <text:p>0.310411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69284">
            <text:p>0.469284</text:p>
          </table:table-cell>
          <table:table-cell office:value-type="float" office:value="0.635189">
            <text:p>0.635189</text:p>
          </table:table-cell>
          <table:table-cell office:value-type="float" office:value="0.311027">
            <text:p>0.311027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78761">
            <text:p>0.478761</text:p>
          </table:table-cell>
          <table:table-cell office:value-type="float" office:value="0.635411">
            <text:p>0.635411</text:p>
          </table:table-cell>
          <table:table-cell office:value-type="float" office:value="0.310677">
            <text:p>0.310677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79247">
            <text:p>0.479247</text:p>
          </table:table-cell>
          <table:table-cell office:value-type="float" office:value="0.633851">
            <text:p>0.633851</text:p>
          </table:table-cell>
          <table:table-cell office:value-type="float" office:value="0.312059">
            <text:p>0.312059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481007">
            <text:p>0.481007</text:p>
          </table:table-cell>
          <table:table-cell office:value-type="float" office:value="0.635708">
            <text:p>0.635708</text:p>
          </table:table-cell>
          <table:table-cell office:value-type="float" office:value="0.312143">
            <text:p>0.312143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48674">
            <text:p>0.948674</text:p>
          </table:table-cell>
          <table:table-cell office:value-type="float" office:value="1.31748">
            <text:p>1.31748</text:p>
          </table:table-cell>
          <table:table-cell office:value-type="float" office:value="0.620826">
            <text:p>0.62082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5313">
            <text:p>0.95313</text:p>
          </table:table-cell>
          <table:table-cell office:value-type="float" office:value="1.32166">
            <text:p>1.32166</text:p>
          </table:table-cell>
          <table:table-cell office:value-type="float" office:value="0.624958">
            <text:p>0.624958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66307">
            <text:p>0.966307</text:p>
          </table:table-cell>
          <table:table-cell office:value-type="float" office:value="1.3253">
            <text:p>1.3253</text:p>
          </table:table-cell>
          <table:table-cell office:value-type="float" office:value="0.622274">
            <text:p>0.622274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71229">
            <text:p>0.971229</text:p>
          </table:table-cell>
          <table:table-cell office:value-type="float" office:value="1.32286">
            <text:p>1.32286</text:p>
          </table:table-cell>
          <table:table-cell office:value-type="float" office:value="0.626092">
            <text:p>0.626092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969037">
            <text:p>0.969037</text:p>
          </table:table-cell>
          <table:table-cell office:value-type="float" office:value="1.32184">
            <text:p>1.32184</text:p>
          </table:table-cell>
          <table:table-cell office:value-type="float" office:value="0.621077">
            <text:p>0.621077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.94142">
            <text:p>1.94142</text:p>
          </table:table-cell>
          <table:table-cell office:value-type="float" office:value="2.72851">
            <text:p>2.72851</text:p>
          </table:table-cell>
          <table:table-cell office:value-type="float" office:value="1.27571">
            <text:p>1.27571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.9526">
            <text:p>1.9526</text:p>
          </table:table-cell>
          <table:table-cell office:value-type="float" office:value="2.71978">
            <text:p>2.71978</text:p>
          </table:table-cell>
          <table:table-cell office:value-type="float" office:value="1.28918">
            <text:p>1.28918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.95461">
            <text:p>1.95461</text:p>
          </table:table-cell>
          <table:table-cell office:value-type="float" office:value="2.72402">
            <text:p>2.72402</text:p>
          </table:table-cell>
          <table:table-cell office:value-type="float" office:value="1.27433">
            <text:p>1.27433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.9318">
            <text:p>1.9318</text:p>
          </table:table-cell>
          <table:table-cell office:value-type="float" office:value="2.72221">
            <text:p>2.72221</text:p>
          </table:table-cell>
          <table:table-cell office:value-type="float" office:value="1.29812">
            <text:p>1.29812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.01239">
            <text:p>2.01239</text:p>
          </table:table-cell>
          <table:table-cell office:value-type="float" office:value="2.95229">
            <text:p>2.95229</text:p>
          </table:table-cell>
          <table:table-cell office:value-type="float" office:value="1.33094">
            <text:p>1.33094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4.1298">
            <text:p>4.1298</text:p>
          </table:table-cell>
          <table:table-cell office:value-type="float" office:value="5.85673">
            <text:p>5.85673</text:p>
          </table:table-cell>
          <table:table-cell office:value-type="float" office:value="2.6509">
            <text:p>2.6509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4.01271">
            <text:p>4.01271</text:p>
          </table:table-cell>
          <table:table-cell office:value-type="float" office:value="5.74934">
            <text:p>5.74934</text:p>
          </table:table-cell>
          <table:table-cell office:value-type="float" office:value="2.55021">
            <text:p>2.55021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3.95832">
            <text:p>3.95832</text:p>
          </table:table-cell>
          <table:table-cell office:value-type="float" office:value="5.74547">
            <text:p>5.74547</text:p>
          </table:table-cell>
          <table:table-cell office:value-type="float" office:value="2.55222">
            <text:p>2.55222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4.00149">
            <text:p>4.00149</text:p>
          </table:table-cell>
          <table:table-cell office:value-type="float" office:value="5.73076">
            <text:p>5.73076</text:p>
          </table:table-cell>
          <table:table-cell office:value-type="float" office:value="2.54743">
            <text:p>2.54743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5.10481">
            <text:p>5.10481</text:p>
          </table:table-cell>
          <table:table-cell office:value-type="float" office:value="5.73232">
            <text:p>5.73232</text:p>
          </table:table-cell>
          <table:table-cell office:value-type="float" office:value="2.56633">
            <text:p>2.56633</text:p>
          </table:table-cell>
          <table:table-cell table:number-columns-repeated="20"/>
        </table:table-row>
        <table:table-row table:style-name="ro1" table:number-rows-repeated="104847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T17:22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mind </meta:initial-creator>
    <meta:creation-date>2013-11-23T17:01:24</meta:creation-date>
    <dc:date>2013-11-29T17:26:16</dc:date>
    <dc:creator>mind </dc:creator>
    <meta:editing-duration>PT1H53M7S</meta:editing-duration>
    <meta:editing-cycles>8</meta:editing-cycles>
    <meta:generator>LibreOffice/4.0.2.2$Linux_X86_64 LibreOffice_project/400m0$Build-2</meta:generator>
    <meta:document-statistic meta:table-count="1" meta:cell-count="6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97cm" svg:height="15.549cm" xlink:href=".." xlink:type="simple" chart:class="chart:line" chart:style-name="ch1">
        <chart:title svg:x="9.913cm" svg:y="0.446cm" chart:style-name="ch2">
          <text:p>Priority Queues - DeleteMin</text:p>
        </chart:title>
        <chart:subtitle svg:x="9.212cm" svg:y="1.535cm" chart:style-name="ch3">
          <text:p>measured time vs asymptotic behaviour</text:p>
        </chart:subtitle>
        <chart:legend chart:legend-position="end" svg:x="21.983cm" svg:y="6.977cm" style:legend-expansion="high" chart:style-name="ch4"/>
        <chart:plot-area chart:style-name="ch5" table:cell-range-address="Sheet1.J4:Sheet1.J22 Sheet1.S3:Sheet1.U22" chart:data-source-has-labels="both" svg:x="1.52cm" svg:y="2.838cm" svg:width="19.445cm" svg:height="11.42cm">
          <chartooo:coordinate-region svg:x="3.544cm" svg:y="3.037cm" svg:width="16.678cm" svg:height="10.176cm"/>
          <chart:axis chart:dimension="x" chart:name="primary-x" chart:style-name="ch6" chartooo:axis-type="auto">
            <chartooo:date-scale/>
            <chart:title svg:x="11.092cm" svg:y="14.568cm" chart:style-name="ch7">
              <text:p>n</text:p>
            </chart:title>
            <chart:categories table:cell-range-address="Sheet1.J4:Sheet1.J22"/>
          </chart:axis>
          <chart:axis chart:dimension="y" chart:name="primary-y" chart:style-name="ch6">
            <chart:title svg:x="0.451cm" svg:y="9.187cm" chart:style-name="ch8">
              <text:p>time/f(n)</text:p>
            </chart:title>
            <chart:grid chart:style-name="ch9" chart:class="major"/>
          </chart:axis>
          <chart:series chart:style-name="ch10" chart:values-cell-range-address="Sheet1.S4:Sheet1.S22" chart:label-cell-address="Sheet1.S3:Sheet1.S3" chart:class="chart:line">
            <chart:data-point chart:repeated="19"/>
          </chart:series>
          <chart:series chart:style-name="ch11" chart:values-cell-range-address="Sheet1.T4:Sheet1.T22" chart:label-cell-address="Sheet1.T3:Sheet1.T3" chart:class="chart:line">
            <chart:data-point chart:repeated="19"/>
          </chart:series>
          <chart:series chart:style-name="ch12" chart:values-cell-range-address="Sheet1.U4:Sheet1.U22" chart:label-cell-address="Sheet1.U3:Sheet1.U3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0640578125">
                <text:p>0.0000000640578125</text:p>
                <draw:g>
                  <svg:desc>Sheet1.S4:Sheet1.S22</svg:desc>
                </draw:g>
              </table:table-cell>
              <table:table-cell office:value-type="float" office:value="0.0000000707630208333333">
                <text:p>0.0000000707630208333333</text:p>
                <draw:g>
                  <svg:desc>Sheet1.T4:Sheet1.T22</svg:desc>
                </draw:g>
              </table:table-cell>
              <table:table-cell office:value-type="float" office:value="0.000000222365992362912">
                <text:p>0.000000222365992362912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541404017857143">
                <text:p>0.0000000541404017857143</text:p>
              </table:table-cell>
              <table:table-cell office:value-type="float" office:value="0.0000000611933035714286">
                <text:p>0.0000000611933035714286</text:p>
              </table:table-cell>
              <table:table-cell office:value-type="float" office:value="0.000000321403168199772">
                <text:p>0.00000032140316819977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527107421875">
                <text:p>0.0000000527107421875</text:p>
              </table:table-cell>
              <table:table-cell office:value-type="float" office:value="0.0000000561375">
                <text:p>0.0000000561375</text:p>
              </table:table-cell>
              <table:table-cell office:value-type="float" office:value="0.000000295332383917107">
                <text:p>0.00000029533238391710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242361111111111">
                <text:p>0.0000000242361111111111</text:p>
              </table:table-cell>
              <table:table-cell office:value-type="float" office:value="0.0000000270744357638889">
                <text:p>0.0000000270744357638889</text:p>
              </table:table-cell>
              <table:table-cell office:value-type="float" office:value="0.000000103021014341272">
                <text:p>0.00000010302101434127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2226275390625">
                <text:p>0.00000002226275390625</text:p>
              </table:table-cell>
              <table:table-cell office:value-type="float" office:value="0.00000001925146484375">
                <text:p>0.00000001925146484375</text:p>
              </table:table-cell>
              <table:table-cell office:value-type="float" office:value="0.00000009821875">
                <text:p>0.000000098218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65505948153409">
                <text:p>0.0000000165505948153409</text:p>
              </table:table-cell>
              <table:table-cell office:value-type="float" office:value="0.0000000169417169744318">
                <text:p>0.0000000169417169744318</text:p>
              </table:table-cell>
              <table:table-cell office:value-type="float" office:value="0.0000000879513519123035">
                <text:p>0.000000087951351912303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45821370442708">
                <text:p>0.0000000145821370442708</text:p>
              </table:table-cell>
              <table:table-cell office:value-type="float" office:value="0.0000000165185994466146">
                <text:p>0.0000000165185994466146</text:p>
              </table:table-cell>
              <table:table-cell office:value-type="float" office:value="0.0000000834994450526927">
                <text:p>0.000000083499445052692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64488243689904">
                <text:p>0.0000000164488243689904</text:p>
              </table:table-cell>
              <table:table-cell office:value-type="float" office:value="0.0000000160255596454327">
                <text:p>0.0000000160255596454327</text:p>
              </table:table-cell>
              <table:table-cell office:value-type="float" office:value="0.0000000855072383432346">
                <text:p>0.000000085507238343234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30238734654018">
                <text:p>0.0000000130238734654018</text:p>
              </table:table-cell>
              <table:table-cell office:value-type="float" office:value="0.0000000155897914341518">
                <text:p>0.0000000155897914341518</text:p>
              </table:table-cell>
              <table:table-cell office:value-type="float" office:value="0.0000000823228610812798">
                <text:p>0.000000082322861081279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24031860351562">
                <text:p>0.0000000124031860351562</text:p>
              </table:table-cell>
              <table:table-cell office:value-type="float" office:value="0.0000000153569783528646">
                <text:p>0.0000000153569783528646</text:p>
              </table:table-cell>
              <table:table-cell office:value-type="float" office:value="0.000000127026983286131">
                <text:p>0.00000012702698328613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57356452941895">
                <text:p>0.0000000157356452941895</text:p>
              </table:table-cell>
              <table:table-cell office:value-type="float" office:value="0.0000000149001312255859">
                <text:p>0.0000000149001312255859</text:p>
              </table:table-cell>
              <table:table-cell office:value-type="float" office:value="0.000000124696439939874">
                <text:p>0.00000012469643993987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56789712344899">
                <text:p>0.0000000156789712344899</text:p>
              </table:table-cell>
              <table:table-cell office:value-type="float" office:value="0.000000014721975887523">
                <text:p>0.000000014721975887523</text:p>
              </table:table-cell>
              <table:table-cell office:value-type="float" office:value="0.000000121497121578854">
                <text:p>0.000000121497121578854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54623116387261">
                <text:p>0.0000000154623116387261</text:p>
              </table:table-cell>
              <table:table-cell office:value-type="float" office:value="0.0000000149325222439236">
                <text:p>0.0000000149325222439236</text:p>
              </table:table-cell>
              <table:table-cell office:value-type="float" office:value="0.000000119266343256908">
                <text:p>0.00000011926634325690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4890530234889">
                <text:p>0.000000014890530234889</text:p>
              </table:table-cell>
              <table:table-cell office:value-type="float" office:value="0.0000000147111792313425">
                <text:p>0.0000000147111792313425</text:p>
              </table:table-cell>
              <table:table-cell office:value-type="float" office:value="0.000000115839329012306">
                <text:p>0.00000011583932901230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43138599395752">
                <text:p>0.0000000143138599395752</text:p>
              </table:table-cell>
              <table:table-cell office:value-type="float" office:value="0.0000000147173881530762">
                <text:p>0.0000000147173881530762</text:p>
              </table:table-cell>
              <table:table-cell office:value-type="float" office:value="0.000000114115752959527">
                <text:p>0.00000011411575295952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0771047501337">
                <text:p>0.000000010771047501337</text:p>
              </table:table-cell>
              <table:table-cell office:value-type="float" office:value="0.0000000144202868143717">
                <text:p>0.0000000144202868143717</text:p>
              </table:table-cell>
              <table:table-cell office:value-type="float" office:value="0.000000112252147355413">
                <text:p>0.00000011225214735541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04218764738603">
                <text:p>0.0000000104218764738603</text:p>
              </table:table-cell>
              <table:table-cell office:value-type="float" office:value="0.0000000143249251625755">
                <text:p>0.0000000143249251625755</text:p>
              </table:table-cell>
              <table:table-cell office:value-type="float" office:value="0.000000110654863856132">
                <text:p>0.00000011065486385613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01512618686842">
                <text:p>0.0000000101512618686842</text:p>
              </table:table-cell>
              <table:table-cell office:value-type="float" office:value="0.0000000143536381099535">
                <text:p>0.0000000143536381099535</text:p>
              </table:table-cell>
              <table:table-cell office:value-type="float" office:value="0.000000113250099325364">
                <text:p>0.00000011325009932536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05336954196294">
                <text:p>0.0000000105336954196294</text:p>
              </table:table-cell>
              <table:table-cell office:value-type="float" office:value="0.0000000143123765786489">
                <text:p>0.0000000143123765786489</text:p>
              </table:table-cell>
              <table:table-cell office:value-type="float" office:value="0.000000111133470814496">
                <text:p>0.000000111133470814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33cm" svg:height="14.142cm" xlink:href=".." xlink:type="simple" chart:class="chart:line" chart:style-name="ch1">
        <chart:title svg:x="8.831cm" svg:y="0.418cm" chart:style-name="ch2">
          <text:p>Priority Queues - DeleteMin</text:p>
        </chart:title>
        <chart:subtitle svg:x="10.299cm" svg:y="1.479cm" chart:style-name="ch3">
          <text:p>Measured time</text:p>
        </chart:subtitle>
        <chart:legend chart:legend-position="end" svg:x="19.634cm" svg:y="6.274cm" style:legend-expansion="high" chart:style-name="ch4"/>
        <chart:plot-area chart:style-name="ch5" table:cell-range-address="Sheet1.J4:Sheet1.J22 Sheet1.L3:Sheet1.N22" chart:data-source-has-labels="both" svg:x="1.477cm" svg:y="2.726cm" svg:width="17.225cm" svg:height="10.153cm">
          <chartooo:coordinate-region svg:x="2.945cm" svg:y="2.925cm" svg:width="15.014cm" svg:height="8.909cm"/>
          <chart:axis chart:dimension="x" chart:name="primary-x" chart:style-name="ch6" chartooo:axis-type="auto">
            <chartooo:date-scale/>
            <chart:title svg:x="9.37cm" svg:y="13.161cm" chart:style-name="ch7">
              <text:p>elements</text:p>
            </chart:title>
            <chart:categories table:cell-range-address="Sheet1.J4:Sheet1.J22"/>
          </chart:axis>
          <chart:axis chart:dimension="y" chart:name="primary-y" chart:style-name="ch8">
            <chart:title svg:x="0.451cm" svg:y="8.468cm" chart:style-name="ch9">
              <text:p>seconds</text:p>
            </chart:title>
            <chart:grid chart:style-name="ch10" chart:class="major"/>
          </chart:axis>
          <chart:series chart:style-name="ch11" chart:values-cell-range-address="Sheet1.L4:Sheet1.L22" chart:label-cell-address="Sheet1.L3:Sheet1.L3" chart:class="chart:line">
            <chart:data-point chart:repeated="19"/>
          </chart:series>
          <chart:series chart:style-name="ch12" chart:values-cell-range-address="Sheet1.M4:Sheet1.M22" chart:label-cell-address="Sheet1.M3:Sheet1.M3" chart:class="chart:line">
            <chart:data-point chart:repeated="19"/>
          </chart:series>
          <chart:series chart:style-name="ch13" chart:values-cell-range-address="Sheet1.N4:Sheet1.N22" chart:label-cell-address="Sheet1.N3:Sheet1.N3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L3:Sheet1.L3</svg:desc>
                </draw:g>
              </table:table-cell>
              <table:table-cell office:value-type="string">
                <text:p>binary</text:p>
                <draw:g>
                  <svg:desc>Sheet1.M3:Sheet1.M3</svg:desc>
                </draw:g>
              </table:table-cell>
              <table:table-cell office:value-type="string">
                <text:p>van emde boas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245982">
                <text:p>0.0000245982</text:p>
                <draw:g>
                  <svg:desc>Sheet1.L4:Sheet1.L22</svg:desc>
                </draw:g>
              </table:table-cell>
              <table:table-cell office:value-type="float" office:value="0.000027173">
                <text:p>0.000027173</text:p>
                <draw:g>
                  <svg:desc>Sheet1.M4:Sheet1.M22</svg:desc>
                </draw:g>
              </table:table-cell>
              <table:table-cell office:value-type="float" office:value="0.0000110742">
                <text:p>0.0000110742</text:p>
                <draw:g>
                  <svg:desc>Sheet1.N4:Sheet1.N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485098">
                <text:p>0.0000485098</text:p>
              </table:table-cell>
              <table:table-cell office:value-type="float" office:value="0.0000548292">
                <text:p>0.0000548292</text:p>
              </table:table-cell>
              <table:table-cell office:value-type="float" office:value="0.000034767">
                <text:p>0.00003476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1079516">
                <text:p>0.0001079516</text:p>
              </table:table-cell>
              <table:table-cell office:value-type="float" office:value="0.0001149696">
                <text:p>0.0001149696</text:p>
              </table:table-cell>
              <table:table-cell office:value-type="float" office:value="0.0000682782">
                <text:p>0.000068278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11168">
                <text:p>0.00011168</text:p>
              </table:table-cell>
              <table:table-cell office:value-type="float" office:value="0.000124759">
                <text:p>0.000124759</text:p>
              </table:table-cell>
              <table:table-cell office:value-type="float" office:value="0.0000503332">
                <text:p>0.000050333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2279706">
                <text:p>0.0002279706</text:p>
              </table:table-cell>
              <table:table-cell office:value-type="float" office:value="0.000197135">
                <text:p>0.000197135</text:p>
              </table:table-cell>
              <table:table-cell office:value-type="float" office:value="0.000100576">
                <text:p>0.00010057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3728518">
                <text:p>0.0003728518</text:p>
              </table:table-cell>
              <table:table-cell office:value-type="float" office:value="0.000381663">
                <text:p>0.000381663</text:p>
              </table:table-cell>
              <table:table-cell office:value-type="float" office:value="0.0001875802">
                <text:p>0.000187580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7167412">
                <text:p>0.0007167412</text:p>
              </table:table-cell>
              <table:table-cell office:value-type="float" office:value="0.0008119222">
                <text:p>0.0008119222</text:p>
              </table:table-cell>
              <table:table-cell office:value-type="float" office:value="0.0003690948">
                <text:p>0.000369094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1751734">
                <text:p>0.001751734</text:p>
              </table:table-cell>
              <table:table-cell office:value-type="float" office:value="0.001706658">
                <text:p>0.001706658</text:p>
              </table:table-cell>
              <table:table-cell office:value-type="float" office:value="0.0007802898">
                <text:p>0.000780289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2987364">
                <text:p>0.002987364</text:p>
              </table:table-cell>
              <table:table-cell office:value-type="float" office:value="0.003575924">
                <text:p>0.003575924</text:p>
              </table:table-cell>
              <table:table-cell office:value-type="float" office:value="0.001545872">
                <text:p>0.00154587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6096414">
                <text:p>0.006096414</text:p>
              </table:table-cell>
              <table:table-cell office:value-type="float" office:value="0.007548262">
                <text:p>0.007548262</text:p>
              </table:table-cell>
              <table:table-cell office:value-type="float" office:value="0.004895386">
                <text:p>0.00489538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1650002">
                <text:p>0.01650002</text:p>
              </table:table-cell>
              <table:table-cell office:value-type="float" office:value="0.01562392">
                <text:p>0.01562392</text:p>
              </table:table-cell>
              <table:table-cell office:value-type="float" office:value="0.009840196">
                <text:p>0.009840196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3493626">
                <text:p>0.03493626</text:p>
              </table:table-cell>
              <table:table-cell office:value-type="float" office:value="0.03280386">
                <text:p>0.03280386</text:p>
              </table:table-cell>
              <table:table-cell office:value-type="float" office:value="0.01959474">
                <text:p>0.01959474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7296034">
                <text:p>0.07296034</text:p>
              </table:table-cell>
              <table:table-cell office:value-type="float" office:value="0.07046048">
                <text:p>0.07046048</text:p>
              </table:table-cell>
              <table:table-cell office:value-type="float" office:value="0.03924604">
                <text:p>0.0392460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1483316">
                <text:p>0.1483316</text:p>
              </table:table-cell>
              <table:table-cell office:value-type="float" office:value="0.146545">
                <text:p>0.146545</text:p>
              </table:table-cell>
              <table:table-cell office:value-type="float" office:value="0.07766276">
                <text:p>0.0776627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3001834">
                <text:p>0.3001834</text:p>
              </table:table-cell>
              <table:table-cell office:value-type="float" office:value="0.308646">
                <text:p>0.308646</text:p>
              </table:table-cell>
              <table:table-cell office:value-type="float" office:value="0.15568">
                <text:p>0.1556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474359">
                <text:p>0.474359</text:p>
              </table:table-cell>
              <table:table-cell office:value-type="float" office:value="0.6350722">
                <text:p>0.6350722</text:p>
              </table:table-cell>
              <table:table-cell office:value-type="float" office:value="0.3112634">
                <text:p>0.3112634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9616754">
                <text:p>0.9616754</text:p>
              </table:table-cell>
              <table:table-cell office:value-type="float" office:value="1.321828">
                <text:p>1.321828</text:p>
              </table:table-cell>
              <table:table-cell office:value-type="float" office:value="0.6230454">
                <text:p>0.623045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.958564">
                <text:p>1.958564</text:p>
              </table:table-cell>
              <table:table-cell office:value-type="float" office:value="2.769362">
                <text:p>2.769362</text:p>
              </table:table-cell>
              <table:table-cell office:value-type="float" office:value="1.293656">
                <text:p>1.293656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4.241426">
                <text:p>4.241426</text:p>
              </table:table-cell>
              <table:table-cell office:value-type="float" office:value="5.762924">
                <text:p>5.762924</text:p>
              </table:table-cell>
              <table:table-cell office:value-type="float" office:value="2.573418">
                <text:p>2.5734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